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1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32.51pt"/>
    </style:style>
    <style:style style:name="co7" style:family="table-column">
      <style:table-column-properties fo:break-before="auto" style:column-width="208.01pt"/>
    </style:style>
    <style:style style:name="co8" style:family="table-column">
      <style:table-column-properties fo:break-before="auto" style:column-width="39.8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266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.54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192.19pt"/>
    </style:style>
    <style:style style:name="co15" style:family="table-column">
      <style:table-column-properties fo:break-before="auto" style:column-width="25.46pt"/>
    </style:style>
    <style:style style:name="co16" style:family="table-column">
      <style:table-column-properties fo:break-before="auto" style:column-width="58.51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162.11pt"/>
    </style:style>
    <style:style style:name="co19" style:family="table-column">
      <style:table-column-properties fo:break-before="auto" style:column-width="53.26pt"/>
    </style:style>
    <style:style style:name="co20" style:family="table-column">
      <style:table-column-properties fo:break-before="auto" style:column-width="41.41pt"/>
    </style:style>
    <style:style style:name="co21" style:family="table-column">
      <style:table-column-properties fo:break-before="auto" style:column-width="34.89pt"/>
    </style:style>
    <style:style style:name="co22" style:family="table-column">
      <style:table-column-properties fo:break-before="auto" style:column-width="203.1pt"/>
    </style:style>
    <style:style style:name="co23" style:family="table-column">
      <style:table-column-properties fo:break-before="auto" style:column-width="250.8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86.09pt"/>
    </style:style>
    <style:style style:name="co26" style:family="table-column">
      <style:table-column-properties fo:break-before="auto" style:column-width="84.5pt"/>
    </style:style>
    <style:style style:name="co27" style:family="table-column">
      <style:table-column-properties fo:break-before="auto" style:column-width="78.01pt"/>
    </style:style>
    <style:style style:name="co28" style:family="table-column">
      <style:table-column-properties fo:break-before="auto" style:column-width="104pt"/>
    </style:style>
    <style:style style:name="co29" style:family="table-column">
      <style:table-column-properties fo:break-before="auto" style:column-width="117.01pt"/>
    </style:style>
    <style:style style:name="co30" style:family="table-column">
      <style:table-column-properties fo:break-before="auto" style:column-width="116.19pt"/>
    </style:style>
    <style:style style:name="co31" style:family="table-column">
      <style:table-column-properties fo:break-before="auto" style:column-width="81.24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94.25pt"/>
    </style:style>
    <style:style style:name="co34" style:family="table-column">
      <style:table-column-properties fo:break-before="auto" style:column-width="112.11pt"/>
    </style:style>
    <style:style style:name="co35" style:family="table-column">
      <style:table-column-properties fo:break-before="auto" style:column-width="114.55pt"/>
    </style:style>
    <style:style style:name="co36" style:family="table-column">
      <style:table-column-properties fo:break-before="auto" style:column-width="95.84pt"/>
    </style:style>
    <style:style style:name="co37" style:family="table-column">
      <style:table-column-properties fo:break-before="auto" style:column-width="24.29pt"/>
    </style:style>
    <style:style style:name="co38" style:family="table-column">
      <style:table-column-properties fo:break-before="auto" style:column-width="28.4pt"/>
    </style:style>
    <style:style style:name="co39" style:family="table-column">
      <style:table-column-properties fo:break-before="auto" style:column-width="99.89pt"/>
    </style:style>
    <style:style style:name="co40" style:family="table-column">
      <style:table-column-properties fo:break-before="auto" style:column-width="42.24pt"/>
    </style:style>
    <style:style style:name="co41" style:family="table-column">
      <style:table-column-properties fo:break-before="auto" style:column-width="26.79pt"/>
    </style:style>
    <style:style style:name="co42" style:family="table-column">
      <style:table-column-properties fo:break-before="auto" style:column-width="25.99pt"/>
    </style:style>
    <style:style style:name="co43" style:family="table-column">
      <style:table-column-properties fo:break-before="auto" style:column-width="40.59pt"/>
    </style:style>
    <style:style style:name="co44" style:family="table-column">
      <style:table-column-properties fo:break-before="auto" style:column-width="46.29pt"/>
    </style:style>
    <style:style style:name="co45" style:family="table-column">
      <style:table-column-properties fo:break-before="auto" style:column-width="69pt"/>
    </style:style>
    <style:style style:name="co46" style:family="table-column">
      <style:table-column-properties fo:break-before="auto" style:column-width="54.4pt"/>
    </style:style>
    <style:style style:name="co47" style:family="table-column">
      <style:table-column-properties fo:break-before="auto" style:column-width="55.25pt"/>
    </style:style>
    <style:style style:name="co48" style:family="table-column">
      <style:table-column-properties fo:break-before="auto" style:column-width="92.61pt"/>
    </style:style>
    <style:style style:name="co49" style:family="table-column">
      <style:table-column-properties fo:break-before="auto" style:column-width="39pt"/>
    </style:style>
    <style:style style:name="co50" style:family="table-column">
      <style:table-column-properties fo:break-before="auto" style:column-width="13.8pt"/>
    </style:style>
    <style:style style:name="co51" style:family="table-column">
      <style:table-column-properties fo:break-before="auto" style:column-width="66.61pt"/>
    </style:style>
    <style:style style:name="co52" style:family="table-column">
      <style:table-column-properties fo:break-before="auto" style:column-width="131.61pt"/>
    </style:style>
    <style:style style:name="co53" style:family="table-column">
      <style:table-column-properties fo:break-before="auto" style:column-width="63.35pt"/>
    </style:style>
    <style:style style:name="co54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4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154" style:family="table-cell" style:parent-style-name="Default">
      <style:table-cell-properties fo:border-bottom="none" fo:background-color="#81ff7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155" style:family="table-cell" style:parent-style-name="Default">
      <style:table-cell-properties fo:background-color="#81ff7e" style:text-align-source="fix" style:repeat-content="false" fo:border="non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160" style:family="table-cell" style:parent-style-name="Default">
      <style:table-cell-properties fo:background-color="#eeeeee" style:text-align-source="fix" style:repeat-content="false" fo:border="none" fo:padding-bottom="0.99pt" fo:padding-left="3pt" fo:padding-right="3pt" fo:padding-top="0.99pt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81ff7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08" style:family="table-cell" style:parent-style-name="Default">
      <style:table-cell-properties fo:background-color="#81ff7e" style:text-align-source="fix" style:repeat-content="false" fo:border="non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fo:background-color="#81ff7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ackground-color="#81ff7e" style:text-align-source="fix" style:repeat-content="false" fo:border="non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09" style:family="table-cell" style:parent-style-name="Default">
      <style:table-cell-properties fo:background-color="#81ff7e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ccccc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19" style:family="table-cell" style:parent-style-name="Default">
      <style:table-cell-properties fo:background-color="#8fde8d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8fde8d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cccccc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81ff7e" style:text-align-source="fix" style:repeat-content="false" fo:border-left="none" fo:padding-bottom="0pt" fo:padding-left="3pt" fo:padding-right="0pt" fo:padding-top="0pt" fo:border-right="none" fo:border-top="0.99pt dashed #000000" style:vertical-align="top"/>
      <style:paragraph-properties fo:text-align="start" fo:margin-left="0pt"/>
      <style:text-properties style:font-name="Liberation Mono"/>
    </style:style>
    <style:style style:name="ce260" style:family="table-cell" style:parent-style-name="Default">
      <style:table-cell-properties fo:background-color="#81ff7e" style:text-align-source="fix" style:repeat-content="false" fo:border="non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282" style:family="table-cell" style:parent-style-name="Default">
      <style:table-cell-properties fo:border-bottom="none" fo:background-color="#81ff7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  <style:text-properties style:font-name="Liberation Mono"/>
    </style:style>
    <style:style style:name="ce297" style:family="table-cell" style:parent-style-name="Default">
      <style:table-cell-properties fo:background-color="#81ff7e" style:text-align-source="fix" style:repeat-content="false" fo:wrap-option="wrap" fo:border="none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248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81ff7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320" style:family="table-cell" style:parent-style-name="Default">
      <style:table-cell-properties fo:background-color="#81ff7e" style:text-align-source="fix" style:repeat-content="false" fo:wrap-option="wrap" fo:border="none" fo:padding-bottom="0.99pt" fo:padding-left="3pt" fo:padding-right="3pt" fo:padding-top="0.99pt" style:vertical-align="top"/>
      <style:paragraph-properties fo:text-align="end" fo:margin-left="0pt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59" style:family="table-cell" style:parent-style-name="Default">
      <style:table-cell-properties fo:background-color="#8fde8d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330" style:family="table-cell" style:parent-style-name="Default">
      <style:table-cell-properties fo:border-bottom="none" fo:background-color="#81ff7e" fo:wrap-option="wrap" fo:border-left="none" fo:padding-bottom="0.99pt" fo:padding-left="3pt" fo:padding-right="3pt" fo:padding-top="0.99pt" fo:border-right="none" fo:border-top="0.99pt dashed #000000" style:vertical-align="top"/>
    </style:style>
    <style:style style:name="ce331" style:family="table-cell" style:parent-style-name="Default">
      <style:table-cell-properties fo:background-color="#81ff7e" fo:wrap-option="wrap" fo:border="none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309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Liberation Mono1"/>
    </style:style>
    <style:style style:name="ce310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4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5" style:family="table-cell" style:parent-style-name="Default">
      <style:table-cell-properties fo:background-color="#f6f9d4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e8f2a1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1"/>
    </style:style>
    <style:style style:name="ce319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6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7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8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7c7c00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b5e9b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ee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6600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215b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12" style:family="text">
      <style:text-properties fo:color="#cc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V structure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179"/>
        <table:table-column table:style-name="co7" table:default-cell-style-name="ce36"/>
        <table:table-column table:style-name="co8" table:default-cell-style-name="ce182"/>
        <table:table-column table:style-name="co9" table:default-cell-style-name="ce191"/>
        <table:table-column table:style-name="co10" table:default-cell-style-name="ce46"/>
        <table:table-column table:style-name="co11" table:default-cell-style-name="Default"/>
        <table:table-column table:style-name="co11" table:number-columns-repeated="53" table:default-cell-style-name="ce12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1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C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0" office:value-type="string" calcext:value-type="string">
            <text:p>MAP</text:p>
          </table:table-cell>
          <table:table-cell table:style-name="ce29" office:value-type="string" calcext:value-type="string">
            <text:p>Chunk nam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M..</text:p>
          </table:table-cell>
          <table:table-cell table:style-name="ce30" office:value-type="string" calcext:value-type="string">
            <text:p>map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number-columns-repeated="3"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.A..</text:p>
          </table:table-cell>
          <table:table-cell table:style-name="ce31" office:value-type="string" calcext:value-type="string">
            <text:p>campaig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Campaign inde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..P.</text:p>
          </table:table-cell>
          <table:table-cell table:style-name="ce31" office:value-type="string" calcext:value-type="string">
            <text:p>prev_progress_pointer</text:p>
          </table:table-cell>
          <table:table-cell table:style-name="ce180" office:value-type="string" calcext:value-type="string">
            <text:p>i8</text:p>
          </table:table-cell>
          <table:table-cell table:style-name="ce189"/>
          <table:table-cell table:style-name="ce44" office:value-type="string" calcext:value-type="string">
            <text:p>Previous secondary mission inde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..S</text:p>
          </table:table-cell>
          <table:table-cell table:style-name="ce31" office:value-type="string" calcext:value-type="string">
            <text:p>mission_progress_pointer</text:p>
          </table:table-cell>
          <table:table-cell table:style-name="ce180" office:value-type="string" calcext:value-type="string">
            <text:p>i8</text:p>
          </table:table-cell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number-columns-repeated="3"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5" calcext:value-type="float">
            <text:p>5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09" office:value-type="string" calcext:value-type="string">
            <text:p>chunks_schema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<text:span text:style-name="T1">Total chunks </text:span><text:span text:style-name="T4">(*v149:175 – v160+:181 – MAP:24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6" calcext:value-type="float">
            <text:p>6</text:p>
          </table:table-cell>
          <table:table-cell table:style-name="ce51" table:formula="of:=IF([.E8]=&quot;x&quot;;IF([.E9]=&quot;x&quot;;&quot;-&quot;;0);[.C8]+[.D8])" office:value-type="float" office:value="12" calcext:value-type="float">
            <text:p>12</text:p>
          </table:table-cell>
          <table:table-cell table:style-name="ce51" office:value-type="float" office:value="6000" calcext:value-type="float">
            <text:p>60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10"/>
          <table:table-cell table:style-name="ce183"/>
          <table:table-cell table:style-name="ce192" office:value-type="string" calcext:value-type="string">
            <text:p>300 * 20-byte</text:p>
          </table:table-cell>
          <table:table-cell table:style-name="ce201" office:value-type="string" calcext:value-type="string">
            <text:p>Chunks data layou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7" calcext:value-type="float">
            <text:p>7</text:p>
          </table:table-cell>
          <table:table-cell table:style-name="ce21" table:formula="of:=IF([.E9]=&quot;x&quot;;IF([.E10]=&quot;x&quot;;&quot;-&quot;;0);[.C9]+[.D9])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Ima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8" calcext:value-type="float">
            <text:p>8</text:p>
          </table:table-cell>
          <table:table-cell table:style-name="ce21" table:formula="of:=IF([.E10]=&quot;x&quot;;IF([.E11]=&quot;x&quot;;&quot;-&quot;;0);[.C10]+[.D10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<text:span text:style-name="T1">Ed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9" calcext:value-type="float">
            <text:p>9</text:p>
          </table:table-cell>
          <table:table-cell table:style-name="ce21" table:formula="of:=IF([.E11]=&quot;x&quot;;IF([.E12]=&quot;x&quot;;&quot;-&quot;;0);[.C11]+[.D11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0" calcext:value-type="float">
            <text:p>10</text:p>
          </table:table-cell>
          <table:table-cell table:style-name="ce21" table:formula="of:=IF([.E12]=&quot;x&quot;;IF([.E13]=&quot;x&quot;;&quot;-&quot;;0);[.C12]+[.D12])" office:value-type="string" office:string-value="-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Terrai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1" calcext:value-type="float">
            <text:p>11</text:p>
          </table:table-cell>
          <table:table-cell table:style-name="ce21" table:formula="of:=IF([.E13]=&quot;x&quot;;IF([.E14]=&quot;x&quot;;&quot;-&quot;;0);[.C13]+[.D13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2" calcext:value-type="float">
            <text:p>12</text:p>
          </table:table-cell>
          <table:table-cell table:style-name="ce21" table:formula="of:=IF([.E14]=&quot;x&quot;;IF([.E15]=&quot;x&quot;;&quot;-&quot;;0);[.C14]+[.D14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3" calcext:value-type="float">
            <text:p>13</text:p>
          </table:table-cell>
          <table:table-cell table:style-name="ce21" table:formula="of:=IF([.E15]=&quot;x&quot;;IF([.E16]=&quot;x&quot;;&quot;-&quot;;0);[.C15]+[.D15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Bitfields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4" calcext:value-type="float">
            <text:p>14</text:p>
          </table:table-cell>
          <table:table-cell table:style-name="ce21" table:formula="of:=IF([.E16]=&quot;x&quot;;IF([.E17]=&quot;x&quot;;&quot;-&quot;;0);[.C16]+[.D16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5" calcext:value-type="float">
            <text:p>15</text:p>
          </table:table-cell>
          <table:table-cell table:style-name="ce21" table:formula="of:=IF([.E17]=&quot;x&quot;;IF([.E18]=&quot;x&quot;;&quot;-&quot;;0);[.C17]+[.D17])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177" office:value-type="string" calcext:value-type="string">
            <text:p>y</text:p>
          </table:table-cell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6" calcext:value-type="float">
            <text:p>16</text:p>
          </table:table-cell>
          <table:table-cell table:style-name="ce21" table:formula="of:=IF([.E18]=&quot;x&quot;;IF([.E19]=&quot;x&quot;;&quot;-&quot;;0);[.C18]+[.D18])" office:value-type="float" office:value="51984" calcext:value-type="float">
            <text:p>51984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7" calcext:value-type="float">
            <text:p>17</text:p>
          </table:table-cell>
          <table:table-cell table:style-name="ce21" table:formula="of:=IF([.E19]=&quot;x&quot;;IF([.E20]=&quot;x&quot;;&quot;-&quot;;0);[.C19]+[.D19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Elevatio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8" calcext:value-type="float">
            <text:p>18</text:p>
          </table:table-cell>
          <table:table-cell table:style-name="ce21" table:formula="of:=IF([.E20]=&quot;x&quot;;IF([.E21]=&quot;x&quot;;&quot;-&quot;;0);[.C20]+[.D20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19" calcext:value-type="float">
            <text:p>19</text:p>
          </table:table-cell>
          <table:table-cell table:style-name="ce21" table:formula="of:=IF([.E21]=&quot;x&quot;;IF([.E22]=&quot;x&quot;;&quot;-&quot;;0);[.C21]+[.D21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0" calcext:value-type="float">
            <text:p>20</text:p>
          </table:table-cell>
          <table:table-cell table:style-name="ce21" table:formula="of:=IF([.E22]=&quot;x&quot;;IF([.E23]=&quot;x&quot;;&quot;-&quot;;0);[.C22]+[.D22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1" calcext:value-type="float">
            <text:p>21</text:p>
          </table:table-cell>
          <table:table-cell table:style-name="ce21" table:formula="of:=IF([.E23]=&quot;x&quot;;IF([.E24]=&quot;x&quot;;&quot;-&quot;;0);[.C23]+[.D23])" office:value-type="string" office:string-value="-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2" calcext:value-type="float">
            <text:p>22</text:p>
          </table:table-cell>
          <table:table-cell table:style-name="ce21" table:formula="of:=IF([.E24]=&quot;x&quot;;IF([.E25]=&quot;x&quot;;&quot;-&quot;;0);[.C24]+[.D24])" office:value-type="string" office:string-value="-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 office:value-type="string" calcext:value-type="string">
            <text:p>1000 * 2-byte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3" calcext:value-type="float">
            <text:p>23</text:p>
          </table:table-cell>
          <table:table-cell table:style-name="ce21" table:formula="of:=IF([.E25]=&quot;x&quot;;IF([.E26]=&quot;x&quot;;&quot;-&quot;;0);[.C25]+[.D25])" office:value-type="string" office:string-value="-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 office:value-type="string" calcext:value-type="string">
            <text:p>500,000 bytes</text:p>
          </table:table-cell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4" calcext:value-type="float">
            <text:p>24</text:p>
          </table:table-cell>
          <table:table-cell table:style-name="ce21" table:formula="of:=IF([.E26]=&quot;x&quot;;IF([.E27]=&quot;x&quot;;&quot;-&quot;;0);[.C26]+[.D26])" office:value-type="string" office:string-value="-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 office:value-type="string" calcext:value-type="string">
            <text:p>50 * 114-byte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5" calcext:value-type="float">
            <text:p>25</text:p>
          </table:table-cell>
          <table:table-cell table:style-name="ce21" table:formula="of:=IF([.E27]=&quot;x&quot;;IF([.E28]=&quot;x&quot;;&quot;-&quot;;0);[.C27]+[.D27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last_used_form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used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6" calcext:value-type="float">
            <text:p>26</text:p>
          </table:table-cell>
          <table:table-cell table:style-name="ce21" table:formula="of:=IF([.E28]=&quot;x&quot;;IF([.E29]=&quot;x&quot;;&quot;-&quot;;0);[.C28]+[.D28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last_formation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formation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7" calcext:value-type="float">
            <text:p>27</text:p>
          </table:table-cell>
          <table:table-cell table:style-name="ce21" table:formula="of:=IF([.E29]=&quot;x&quot;;IF([.E30]=&quot;x&quot;;&quot;-&quot;;0);[.C29]+[.D29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total_formation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28" calcext:value-type="float">
            <text:p>28</text:p>
          </table:table-cell>
          <table:table-cell table:style-name="ce21" table:formula="of:=IF([.E30]=&quot;x&quot;;IF([.E31]=&quot;x&quot;;&quot;-&quot;;0);[.C30]+[.D30])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 office:value-type="string" calcext:value-type="string">
            <text:p>2 * 18904-byte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float" office:value="29" calcext:value-type="float">
            <text:p>29</text:p>
          </table:table-cell>
          <table:table-cell table:style-name="ce52" table:formula="of:=IF([.E31]=&quot;x&quot;;IF([.E32]=&quot;x&quot;;&quot;-&quot;;0);[.C31]+[.D31])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151"/>
          <table:table-cell table:style-name="ce200"/>
          <table:table-cell table:style-name="ce234" office:value-type="string" calcext:value-type="string">
            <text:p>unused_faction_flags1</text:p>
          </table:table-cell>
          <table:table-cell table:style-name="ce186"/>
          <table:table-cell table:style-name="ce194" office:value-type="string" calcext:value-type="string">
            <text:p>2 * 1-byte</text:p>
          </table:table-cell>
          <table:table-cell table:style-name="ce166" office:value-type="string" calcext:value-type="string">
            <text:p>&lt;Unused extra faction flags 1&gt;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32]=&quot;x&quot;;IF([.E33]=&quot;x&quot;;&quot;-&quot;;0);[.C32]+[.D32])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51"/>
          <table:table-cell table:style-name="ce200"/>
          <table:table-cell table:style-name="ce234" office:value-type="string" calcext:value-type="string">
            <text:p>unused_faction_flags2</text:p>
          </table:table-cell>
          <table:table-cell table:style-name="ce186"/>
          <table:table-cell table:style-name="ce194" office:value-type="string" calcext:value-type="string">
            <text:p>2 * 1-byte</text:p>
          </table:table-cell>
          <table:table-cell table:style-name="ce166" office:value-type="string" calcext:value-type="string">
            <text:p>&lt;Unused extra faction flags 2&gt;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0" calcext:value-type="float">
            <text:p>30</text:p>
          </table:table-cell>
          <table:table-cell table:style-name="ce21" table:formula="of:=IF([.E33]=&quot;x&quot;;IF([.E34]=&quot;x&quot;;&quot;-&quot;;0);[.C33]+[.D33])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 office:value-type="string" calcext:value-type="string">
            <text:p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 / enemy faction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4]=&quot;x&quot;;IF([.E35]=&quot;x&quot;;&quot;-&quot;;0);[.C34]+[.D34])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our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1" calcext:value-type="float">
            <text:p>31</text:p>
          </table:table-cell>
          <table:table-cell table:style-name="ce21" table:formula="of:=IF([.E35]=&quot;x&quot;;IF([.E36]=&quot;x&quot;;&quot;-&quot;;0);[.C35]+[.D35])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 office:value-type="float" office:value="32" calcext:value-type="float">
            <text:p>32</text:p>
          </table:table-cell>
          <table:table-cell table:style-name="ce21" table:formula="of:=IF([.E36]=&quot;x&quot;;IF([.E37]=&quot;x&quot;;&quot;-&quot;;0);[.C36]+[.D36])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3" calcext:value-type="float">
            <text:p>33</text:p>
          </table:table-cell>
          <table:table-cell table:style-name="ce21" table:formula="of:=IF([.E37]=&quot;x&quot;;IF([.E38]=&quot;x&quot;;&quot;-&quot;;0);[.C37]+[.D37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4" calcext:value-type="float">
            <text:p>34</text:p>
          </table:table-cell>
          <table:table-cell table:style-name="ce21" table:formula="of:=IF([.E38]=&quot;x&quot;;IF([.E39]=&quot;x&quot;;&quot;-&quot;;0);[.C38]+[.D38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tick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5" calcext:value-type="float">
            <text:p>35</text:p>
          </table:table-cell>
          <table:table-cell table:style-name="ce21" table:formula="of:=IF([.E39]=&quot;x&quot;;IF([.E40]=&quot;x&quot;;&quot;-&quot;;0);[.C39]+[.D39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day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6" calcext:value-type="float">
            <text:p>36</text:p>
          </table:table-cell>
          <table:table-cell table:style-name="ce21" table:formula="of:=IF([.E40]=&quot;x&quot;;IF([.E41]=&quot;x&quot;;&quot;-&quot;;0);[.C40]+[.D40])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month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7" calcext:value-type="float">
            <text:p>37</text:p>
          </table:table-cell>
          <table:table-cell table:style-name="ce21" table:formula="of:=IF([.E41]=&quot;x&quot;;IF([.E42]=&quot;x&quot;;&quot;-&quot;;0);[.C41]+[.D41])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yea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8" calcext:value-type="float">
            <text:p>38</text:p>
          </table:table-cell>
          <table:table-cell table:style-name="ce21" table:formula="of:=IF([.E42]=&quot;x&quot;;IF([.E43]=&quot;x&quot;;&quot;-&quot;;0);[.C42]+[.D42])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total_day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39" calcext:value-type="float">
            <text:p>39</text:p>
          </table:table-cell>
          <table:table-cell table:style-name="ce21" table:formula="of:=IF([.E43]=&quot;x&quot;;IF([.E44]=&quot;x&quot;;&quot;-&quot;;0);[.C43]+[.D43])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40" calcext:value-type="float">
            <text:p>40</text:p>
          </table:table-cell>
          <table:table-cell table:style-name="ce51" table:formula="of:=IF([.E44]=&quot;x&quot;;IF([.E45]=&quot;x&quot;;&quot;-&quot;;0);[.C44]+[.D44])" office:value-type="float" office:value="28" calcext:value-type="float">
            <text:p>2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209" office:value-type="string" calcext:value-type="string">
            <text:p>tick_countdown_locusts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Locusts internal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41" calcext:value-type="float">
            <text:p>41</text:p>
          </table:table-cell>
          <table:table-cell table:style-name="ce21" table:formula="of:=IF([.E45]=&quot;x&quot;;IF([.E46]=&quot;x&quot;;&quot;-&quot;;0);[.C45]+[.D45])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random_iv_1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42" calcext:value-type="float">
            <text:p>42</text:p>
          </table:table-cell>
          <table:table-cell table:style-name="ce21" table:formula="of:=IF([.E46]=&quot;x&quot;;IF([.E47]=&quot;x&quot;;&quot;-&quot;;0);[.C46]+[.D46])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random_iv_2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43" calcext:value-type="float">
            <text:p>43</text:p>
          </table:table-cell>
          <table:table-cell table:style-name="ce21" table:formula="of:=IF([.E47]=&quot;x&quot;;IF([.E48]=&quot;x&quot;;&quot;-&quot;;0);[.C47]+[.D47])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city_view_camera_x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44" calcext:value-type="float">
            <text:p>44</text:p>
          </table:table-cell>
          <table:table-cell table:style-name="ce21" table:formula="of:=IF([.E48]=&quot;x&quot;;IF([.E49]=&quot;x&quot;;&quot;-&quot;;0);[.C48]+[.D48])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city_view_camera_y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float" office:value="45" calcext:value-type="float">
            <text:p>45</text:p>
          </table:table-cell>
          <table:table-cell table:style-name="ce22" table:formula="of:=IF([.E49]=&quot;x&quot;;IF([.E50]=&quot;x&quot;;&quot;-&quot;;0);[.C49]+[.D49])" office:value-type="float" office:value="48" calcext:value-type="float">
            <text:p>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235" office:value-type="string" calcext:value-type="string">
            <text:p>city_graph_order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 (graphs order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46" calcext:value-type="float">
            <text:p>46</text:p>
          </table:table-cell>
          <table:table-cell table:style-name="ce51" table:formula="of:=IF([.E50]=&quot;x&quot;;IF([.E51]=&quot;x&quot;;&quot;-&quot;;0);[.C50]+[.D50])" office:value-type="float" office:value="52" calcext:value-type="float">
            <text:p>5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209" office:value-type="string" calcext:value-type="string">
            <text:p>tick_countdown_hailstorm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Hailstorm internal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4" table:formula="of:=IF([.E51]=&quot;x&quot;;IF([.E52]=&quot;x&quot;;&quot;-&quot;;0);[.C51]+[.D51])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map_x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x</text:span><text:span text:style-name="T5"> </text:span><text:span text:style-name="T6">&lt;28284 : 84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4" table:formula="of:=IF([.E52]=&quot;x&quot;;IF([.E53]=&quot;x&quot;;&quot;-&quot;;0);[.C52]+[.D52]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map_y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y</text:span><text:span text:style-name="T6"> &lt;28284 : 80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4" table:formula="of:=IF([.E53]=&quot;x&quot;;IF([.E54]=&quot;x&quot;;&quot;-&quot;;0);[.C53]+[.D53]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selected_object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50" calcext:value-type="float">
            <text:p>50</text:p>
          </table:table-cell>
          <table:table-cell table:style-name="ce51" table:formula="of:=IF([.E54]=&quot;x&quot;;IF([.E55]=&quot;x&quot;;&quot;-&quot;;0);[.C54]+[.D54])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76"/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 office:value-type="string" calcext:value-type="string">
            <text:p>61 * 106-byte</text:p>
          </table:table-cell>
          <table:table-cell table:style-name="ce201" office:value-type="string" calcext:value-type="string">
            <text:p>Empire cities structs (for game log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4" table:formula="of:=IF([.E55]=&quot;x&quot;;IF([.E56]=&quot;x&quot;;&quot;-&quot;;0);[.C55]+[.D55]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 office:value-type="string" calcext:value-type="string">
            <text:p>industry_buildings_total</text:p>
          </table:table-cell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Total industry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4" table:formula="of:=IF([.E56]=&quot;x&quot;;IF([.E57]=&quot;x&quot;;&quot;-&quot;;0);[.C56]+[.D56]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 office:value-type="string" calcext:value-type="string">
            <text:p>industry_buildings_active</text:p>
          </table:table-cell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Active industry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53" calcext:value-type="float">
            <text:p>53</text:p>
          </table:table-cell>
          <table:table-cell table:style-name="ce51" table:formula="of:=IF([.E57]=&quot;x&quot;;IF([.E58]=&quot;x&quot;;&quot;-&quot;;0);[.C57]+[.D57])" office:value-type="float" office:value="288" calcext:value-type="float">
            <text:p>288</text:p>
          </table:table-cell>
          <table:table-cell table:style-name="ce51" office:value-type="float" office:value="288" calcext:value-type="float">
            <text:p>288</text:p>
          </table:table-cell>
          <table:table-cell table:style-name="ce149"/>
          <table:table-cell table:style-name="ce149" office:value-type="string" calcext:value-type="string">
            <text:p>y*!!</text:p>
          </table:table-cell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 office:value-type="string" calcext:value-type="string">
            <text:p>36 * 8-byte</text:p>
          </table:table-cell>
          <table:table-cell table:style-name="ce201" office:value-type="string" calcext:value-type="string">
            <text:p><text:span text:style-name="T1">Trade prices </text:span><text:span text:style-name="T4">(*at the end of the file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58]=&quot;x&quot;;IF([.E59]=&quot;x&quot;;&quot;-&quot;;0);[.C58]+[.D58])"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5" office:value-type="string" calcext:value-type="string">
            <text:p>figure_names_1</text:p>
          </table:table-cell>
          <table:table-cell/>
          <table:table-cell office:value-type="string" calcext:value-type="string">
            <text:p>21 * 4-byte</text:p>
          </table:table-cell>
          <table:table-cell office:value-type="string" calcext:value-type="string">
            <text:p><text:span text:style-name="T1">Figure names </text:span><text:span text:style-name="T7">&lt;51016 : 8-8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59]=&quot;x&quot;;IF([.E60]=&quot;x&quot;;&quot;-&quot;;0);[.C59]+[.D59])" office:value-type="float" office:value="660" calcext:value-type="float">
            <text:p>660</text:p>
          </table:table-cell>
          <table:table-cell table:style-name="ce21" office:value-type="float" office:value="1592" calcext:value-type="float">
            <text:p>1592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9" office:value-type="string" calcext:value-type="string">
            <text:p>scenario_info</text:p>
          </table:table-cell>
          <table:table-cell table:style-name="ce180"/>
          <table:table-cell table:style-name="ce189"/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-group table:display="false"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60" calcext:value-type="float">
              <text:p>6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Starting year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2" calcext:value-type="float">
              <text:p>662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/>
            <table:table-cell table:style-name="ce24" office:value-type="float" office:value="664" calcext:value-type="float">
              <text:p>664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y</text:p>
            </table:table-cell>
            <table:table-cell/>
            <table:table-cell office:value-type="string" calcext:value-type="string">
              <text:p>i16</text:p>
            </table:table-cell>
            <table:table-cell/>
            <table:table-cell office:value-type="string" calcext:value-type="string">
              <text:p>Empir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6" calcext:value-type="float">
              <text:p>666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32</text:p>
            </table:table-cell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70" calcext:value-type="float">
              <text:p>670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 office:value-type="string" calcext:value-type="string">
              <text:p>5 * 2-byte</text:p>
            </table:table-cell>
            <table:table-cell table:style-name="ce201" office:value-type="string" calcext:value-type="string">
              <text:p>Gods status (unknown, local deity, patron go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80" calcext:value-type="float">
              <text:p>680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5 * 2-byte</text:p>
            </table:table-cell>
            <table:table-cell table:style-name="ce45" office:value-type="string" calcext:value-type="string">
              <text:p>??? (something god relat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0" calcext:value-type="float">
              <text:p>690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2" calcext:value-type="float">
              <text:p>69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itial funds (not adjusted by difficulty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6" calcext:value-type="float">
              <text:p>69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Enemy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8" calcext:value-type="float">
              <text:p>698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4" calcext:value-type="float">
              <text:p>7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widt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8" calcext:value-type="float">
              <text:p>7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heigh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2" calcext:value-type="float">
              <text:p>7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grid star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6" calcext:value-type="float">
              <text:p>7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border siz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20" calcext:value-type="float">
              <text:p>720</text:p>
            </table:table-cell>
            <table:table-cell table:style-name="ce51" office:value-type="float" office:value="64" calcext:value-type="float">
              <text:p>6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64]</text:p>
            </table:table-cell>
            <table:table-cell table:style-name="ce192"/>
            <table:table-cell table:style-name="ce201" office:value-type="string" calcext:value-type="string">
              <text:p>Scenario subtitl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84" calcext:value-type="float">
              <text:p>784</text:p>
            </table:table-cell>
            <table:table-cell table:style-name="ce51" office:value-type="float" office:value="522" calcext:value-type="float">
              <text:p>52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522]</text:p>
            </table:table-cell>
            <table:table-cell table:style-name="ce192"/>
            <table:table-cell table:style-name="ce201" office:value-type="string" calcext:value-type="string">
              <text:p>Brief description of scenario (unus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6" calcext:value-type="float">
              <text:p>130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mage ID (scenario thumbnail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8" calcext:value-type="float">
              <text:p>130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Open pla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10" calcext:value-type="float">
              <text:p>131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nitial player rank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12" calcext:value-type="float">
              <text:p>1312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<text:span text:style-name="T1">4 * </text:span>2-byte</text:p>
            </table:table-cell>
            <table:table-cell table:style-name="ce259" office:value-type="string" calcext:value-type="string">
              <text:p>Herd points (predator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20" calcext:value-type="float">
              <text:p>1320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<text:span text:style-name="T1">4 * </text:span>2-byte</text:p>
            </table:table-cell>
            <table:table-cell table:style-name="ce259" office:value-type="string" calcext:value-type="string">
              <text:p>Herd points (predator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28" calcext:value-type="float">
              <text:p>1328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Fishing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44" calcext:value-type="float">
              <text:p>1344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Fishing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60" calcext:value-type="float">
              <text:p>13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Alternate animal (predator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362" calcext:value-type="float">
              <text:p>1362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04" calcext:value-type="float">
              <text:p>1404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land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20" calcext:value-type="float">
              <text:p>1420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sea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36" calcext:value-type="float">
              <text:p>1436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land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52" calcext:value-type="float">
              <text:p>1452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sea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468" calcext:value-type="float">
              <text:p>1468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18 * 2-byte</text:p>
            </table:table-cell>
            <table:table-cell table:style-name="ce45" office:value-type="string" calcext:value-type="string">
              <text:p>??? (01 0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4" calcext:value-type="float">
              <text:p>15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rosperity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8" calcext:value-type="float">
              <text:p>15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Culture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2" calcext:value-type="float">
              <text:p>15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onument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6" calcext:value-type="float">
              <text:p>15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Kingdom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0" calcext:value-type="float">
              <text:p>15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4" calcext:value-type="float">
              <text:p>15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8" calcext:value-type="float">
              <text:p>1528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Prosperity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9" calcext:value-type="float">
              <text:p>1529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ulture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0" calcext:value-type="float">
              <text:p>1530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Monument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1" calcext:value-type="float">
              <text:p>1531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Kingdom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2" calcext:value-type="float">
              <text:p>1532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1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3" calcext:value-type="float">
              <text:p>1533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2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34" calcext:value-type="float">
              <text:p>1534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<text:span text:style-name="T1">??? </text:span>(unused additional win condition space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0" calcext:value-type="float">
              <text:p>154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4" calcext:value-type="float">
              <text:p>15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8" calcext:value-type="float">
              <text:p>15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2" calcext:value-type="float">
              <text:p>155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6" calcext:value-type="float">
              <text:p>155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60" calcext:value-type="float">
              <text:p>156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4" calcext:value-type="float">
              <text:p>156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Earthquake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6" calcext:value-type="float">
              <text:p>1566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Earthquake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8" calcext:value-type="float">
              <text:p>156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0" calcext:value-type="float">
              <text:p>1570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ntry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2" calcext:value-type="float">
              <text:p>1572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4" calcext:value-type="float">
              <text:p>157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76" calcext:value-type="float">
              <text:p>1576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14 * 2-byte</text:p>
            </table:table-cell>
            <table:table-cell table:style-name="ce45" office:value-type="string" calcext:value-type="string">
              <text:p>??? (coord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04" calcext:value-type="float">
              <text:p>1604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2 * 2-byte</text:p>
            </table:table-cell>
            <table:table-cell table:style-name="ce45" office:value-type="string" calcext:value-type="string">
              <text:p>??? (coords?) (58, 64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08" calcext:value-type="float">
              <text:p>160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0" calcext:value-type="float">
              <text:p>1610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<text:span text:style-name="T1">River entry</text:span>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2" calcext:value-type="float">
              <text:p>1612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4" calcext:value-type="float">
              <text:p>161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16" calcext:value-type="float">
              <text:p>16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Debt bailout money (“Pharaoh Gift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0" calcext:value-type="float">
              <text:p>16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2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4" calcext:value-type="float">
              <text:p>16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50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8" calcext:value-type="float">
              <text:p>162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7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32" calcext:value-type="float">
              <text:p>1632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3 * 4-byte</text:p>
            </table:table-cell>
            <table:table-cell table:style-name="ce45" office:value-type="string" calcext:value-type="string">
              <text:p>??? (usually go n, n+2, n+1497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44" calcext:value-type="float">
              <text:p>1644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limat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5" calcext:value-type="float">
              <text:p>1645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6" calcext:value-type="float">
              <text:p>1646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7" calcext:value-type="float">
              <text:p>1647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8" calcext:value-type="float">
              <text:p>1648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6" calcext:value-type="float">
              <text:p>1656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Monuments set (“Era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7" calcext:value-type="float">
              <text:p>1657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Player faction (Egypt / enemy of Egypt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8" calcext:value-type="float">
              <text:p>1658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u8</text:p>
            </table:table-cell>
            <table:table-cell table:style-name="ce190"/>
            <table:table-cell table:style-name="ce45" office:value-type="string" calcext:value-type="string">
              <text:p>??? (-1 or -3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9" calcext:value-type="float">
              <text:p>1659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u8</text:p>
            </table:table-cell>
            <table:table-cell table:style-name="ce190"/>
            <table:table-cell table:style-name="ce45" office:value-type="string" calcext:value-type="string">
              <text:p>??? (-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60" calcext:value-type="float">
              <text:p>1660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4 * 4-byte</text:p>
            </table:table-cell>
            <table:table-cell table:style-name="ce259" office:value-type="string" calcext:value-type="string">
              <text:p>Herd points (prey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76" calcext:value-type="float">
              <text:p>1676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4 * 4-byte</text:p>
            </table:table-cell>
            <table:table-cell table:style-name="ce259" office:value-type="string" calcext:value-type="string">
              <text:p>Herd points (prey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92" calcext:value-type="float">
              <text:p>1692</text:p>
            </table:table-cell>
            <table:table-cell table:style-name="ce51" office:value-type="float" office:value="228" calcext:value-type="float">
              <text:p>228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 office:value-type="string" calcext:value-type="string">
              <text:p>114 * 2-byte</text:p>
            </table:table-cell>
            <table:table-cell table:style-name="ce201" office:value-type="string" calcext:value-type="string">
              <text:p>Allowed buildings flags (see offsets in table below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920" calcext:value-type="float">
              <text:p>1920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3 * 4-byte</text:p>
            </table:table-cell>
            <table:table-cell table:style-name="ce259" office:value-type="string" calcext:value-type="string">
              <text:p>Disembark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932" calcext:value-type="float">
              <text:p>1932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3 * 4-byte</text:p>
            </table:table-cell>
            <table:table-cell table:style-name="ce259" office:value-type="string" calcext:value-type="string">
              <text:p>Disembark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4" calcext:value-type="float">
              <text:p>19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terest rate on deb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8" calcext:value-type="float">
              <text:p>194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0" calcext:value-type="float">
              <text:p>195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2" calcext:value-type="float">
              <text:p>1952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3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954" calcext:value-type="float">
              <text:p>1954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6" calcext:value-type="float">
              <text:p>1956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requir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100" calcext:value-type="float">
              <text:p>2100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dispatched)</text:p>
            </table:table-cell>
            <table:table-cell table:style-name="ce14"/>
            <table:table-cell table:number-columns-repeated="56"/>
          </table:table-row>
          <table:table-row table:style-name="ro2" table:visibility="collapse">
            <table:table-cell table:style-name="ce3"/>
            <table:table-cell table:style-name="ce51"/>
            <table:table-cell table:style-name="ce51" office:value-type="float" office:value="2244" calcext:value-type="float">
              <text:p>22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Current Pharaoh</text:p>
            </table:table-cell>
            <table:table-cell table:style-name="ce14"/>
            <table:table-cell table:number-columns-repeated="56"/>
          </table:table-row>
          <table:table-row table:style-name="ro2" table:visibility="collapse">
            <table:table-cell table:style-name="ce3"/>
            <table:table-cell table:style-name="ce51"/>
            <table:table-cell table:style-name="ce51" office:value-type="float" office:value="2248" calcext:value-type="float">
              <text:p>22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layer incarnation (numerals)</text:p>
            </table:table-cell>
            <table:table-cell table:style-name="ce14"/>
            <table:table-cell table:number-columns-repeated="56"/>
          </table:table-row>
        </table:table-row-group>
        <table:table-row table:style-name="ro1">
          <table:table-cell table:style-name="ce3"/>
          <table:table-cell table:style-name="ce21"/>
          <table:table-cell table:style-name="ce21" table:formula="of:=IF([.E149]=&quot;x&quot;;IF([.E150]=&quot;x&quot;;&quot;-&quot;;0);[.C149]+[.D149])" office:value-type="float" office:value="2252" calcext:value-type="float">
            <text:p>225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1" office:value-type="string" calcext:value-type="string">
            <text:p>max_yea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Max year (starting year + 1000000 unless time limit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0]=&quot;x&quot;;IF([.E151]=&quot;x&quot;;&quot;-&quot;;0);[.C150]+[.D150])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1]=&quot;x&quot;;IF([.E152]=&quot;x&quot;;&quot;-&quot;;0);[.C151]+[.D151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message_ext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messages ev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2]=&quot;x&quot;;IF([.E153]=&quot;x&quot;;&quot;-&quot;;0);[.C152]+[.D152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3]=&quot;x&quot;;IF([.E154]=&quot;x&quot;;&quot;-&quot;;0);[.C153]+[.D153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message mouseover inde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4]=&quot;x&quot;;IF([.E155]=&quot;x&quot;;&quot;-&quot;;0);[.C154]+[.D154])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(census) messag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5]=&quot;x&quot;;IF([.E156]=&quot;x&quot;;&quot;-&quot;;0);[.C155]+[.D155])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6]=&quot;x&quot;;IF([.E157]=&quot;x&quot;;&quot;-&quot;;0);[.C156]+[.D156])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7]=&quot;x&quot;;IF([.E158]=&quot;x&quot;;&quot;-&quot;;0);[.C157]+[.D157])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burning_list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Total burning buildings </text:span><text:span text:style-name="T8">&lt;28648 : 5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8]=&quot;x&quot;;IF([.E159]=&quot;x&quot;;&quot;-&quot;;0);[.C158]+[.D158])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rning_buildings_siz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ize of burning buildings (?) </text:span><text:span text:style-name="T8">&lt;28648 : 5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9]=&quot;x&quot;;IF([.E160]=&quot;x&quot;;&quot;-&quot;;0);[.C159]+[.D159])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Figures sequence phase </text:span><text:span text:style-name="T7">&lt;51016 : 11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87" calcext:value-type="float">
            <text:p>87</text:p>
          </table:table-cell>
          <table:table-cell table:style-name="ce21" table:formula="of:=IF([.E160]=&quot;x&quot;;IF([.E161]=&quot;x&quot;;&quot;-&quot;;0);[.C160]+[.D160])" office:value-type="float" office:value="194" calcext:value-type="float">
            <text:p>19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tarting_kingd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kingdom rating </text:span><text:span text:style-name="T9">&lt;55936 : 0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88" calcext:value-type="float">
            <text:p>88</text:p>
          </table:table-cell>
          <table:table-cell table:style-name="ce21" table:formula="of:=IF([.E161]=&quot;x&quot;;IF([.E162]=&quot;x&quot;;&quot;-&quot;;0);[.C161]+[.D161])" office:value-type="float" office:value="198" calcext:value-type="float">
            <text:p>19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tarting_saving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ersonal savings </text:span><text:span text:style-name="T9">&lt;55936 : 4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89" calcext:value-type="float">
            <text:p>89</text:p>
          </table:table-cell>
          <table:table-cell table:style-name="ce21" table:formula="of:=IF([.E162]=&quot;x&quot;;IF([.E163]=&quot;x&quot;;&quot;-&quot;;0);[.C162]+[.D162])" office:value-type="float" office:value="202" calcext:value-type="float">
            <text:p>20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tarting_rank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layer rank </text:span><text:span text:style-name="T9">&lt;55936 : 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float" office:value="90" calcext:value-type="float">
            <text:p>90</text:p>
          </table:table-cell>
          <table:table-cell table:style-name="ce21" table:formula="of:=IF([.E163]=&quot;x&quot;;IF([.E164]=&quot;x&quot;;&quot;-&quot;;0);[.C163]+[.D163])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 office:value-type="string" calcext:value-type="string">
            <text:p>101 * 32-byte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4]=&quot;x&quot;;IF([.E165]=&quot;x&quot;;&quot;-&quot;;0);[.C164]+[.D164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Custom scenario flag </text:span><text:span text:style-name="T9">&lt;55936 : 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5]=&quot;x&quot;;IF([.E166]=&quot;x&quot;;&quot;-&quot;;0);[.C165]+[.D165])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173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 office:value-type="string" calcext:value-type="string">
            <text:p>70 * 128-byte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6]=&quot;x&quot;;IF([.E167]=&quot;x&quot;;&quot;-&quot;;0);[.C166]+[.D166])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7]=&quot;x&quot;;IF([.E168]=&quot;x&quot;;&quot;-&quot;;0);[.C167]+[.D167])" office:value-type="float" office:value="8968" calcext:value-type="float">
            <text:p>8968</text:p>
          </table:table-cell>
          <table:table-cell table:style-name="ce21" office:value-type="float" office:value="8800" calcext:value-type="float">
            <text:p>8800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 office:value-type="string" calcext:value-type="string">
            <text:p>100 * 88-byte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8]=&quot;x&quot;;IF([.E169]=&quot;x&quot;;&quot;-&quot;;0);[.C168]+[.D168])" office:value-type="float" office:value="17768" calcext:value-type="float">
            <text:p>177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Next free index for trader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9]=&quot;x&quot;;IF([.E170]=&quot;x&quot;;&quot;-&quot;;0);[.C169]+[.D169])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70]=&quot;x&quot;;IF([.E171]=&quot;x&quot;;&quot;-&quot;;0);[.C170]+[.D170])" office:value-type="string" office:string-value="-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71]=&quot;x&quot;;IF([.E172]=&quot;x&quot;;&quot;-&quot;;0);[.C171]+[.D171])" office:value-type="string" office:string-value="-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 office:value-type="string" calcext:value-type="string">
            <text:p>4000 * 2-byt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72]=&quot;x&quot;;IF([.E173]=&quot;x&quot;;&quot;-&quot;;0);[.C172]+[.D172])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164" office:value-type="string" calcext:value-type="string">
            <text:p>is_campaign_mission_first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s first mis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73]=&quot;x&quot;;IF([.E174]=&quot;x&quot;;&quot;-&quot;;0);[.C173]+[.D173])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164" office:value-type="string" calcext:value-type="string">
            <text:p>is_campaign_mission_first_four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s first four missions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74]=&quot;x&quot;;IF([.E175]=&quot;x&quot;;&quot;-&quot;;0);[.C174]+[.D174])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table:style-name="ce149"/>
          <table:table-cell table:style-name="ce176"/>
          <table:table-cell table:style-name="ce247" office:value-type="string" calcext:value-type="string">
            <text:p>figure_names_3</text:p>
          </table:table-cell>
          <table:table-cell table:style-name="ce183"/>
          <table:table-cell table:style-name="ce192" office:value-type="string" calcext:value-type="string">
            <text:p>4 * 4-byte</text:p>
          </table:table-cell>
          <table:table-cell table:style-name="ce201"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105" calcext:value-type="float">
            <text:p>105</text:p>
          </table:table-cell>
          <table:table-cell table:style-name="ce51" table:formula="of:=IF([.E175]=&quot;x&quot;;IF([.E176]=&quot;x&quot;;&quot;-&quot;;0);[.C175]+[.D175])" office:value-type="float" office:value="24" calcext:value-type="float">
            <text:p>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164" office:value-type="string" calcext:value-type="string">
            <text:p>tick_countdown_frogs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Frogs internal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106" calcext:value-type="float">
            <text:p>106</text:p>
          </table:table-cell>
          <table:table-cell table:style-name="ce51" table:formula="of:=IF([.E176]=&quot;x&quot;;IF([.E177]=&quot;x&quot;;&quot;-&quot;;0);[.C176]+[.D176])" office:value-type="float" office:value="28" calcext:value-type="float">
            <text:p>2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164" office:value-type="string" calcext:value-type="string">
            <text:p>tick_countdown_pyramid_speedup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yramid speedup blessing internal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107" calcext:value-type="float">
            <text:p>107</text:p>
          </table:table-cell>
          <table:table-cell table:style-name="ce51" table:formula="of:=IF([.E177]=&quot;x&quot;;IF([.E178]=&quot;x&quot;;&quot;-&quot;;0);[.C177]+[.D177])" office:value-type="float" office:value="32" calcext:value-type="float">
            <text:p>3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164" office:value-type="string" calcext:value-type="string">
            <text:p>tick_countdown_blood1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Blood river internal tick (total tic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8]=&quot;x&quot;;IF([.E179]=&quot;x&quot;;&quot;-&quot;;0);[.C178]+[.D178])" office:value-type="float" office:value="36" calcext:value-type="float">
            <text:p>36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5 * 4-byte</text:p>
          </table:table-cell>
          <table:table-cell table:style-name="ce45" office:value-type="string" calcext:value-type="string">
            <text:p><text:span text:style-name="T1">??? </text:span><text:span text:style-name="T10">&lt;51015 : 180-19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179]=&quot;x&quot;;IF([.E180]=&quot;x&quot;;&quot;-&quot;;0);[.C179]+[.D179])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76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80]=&quot;x&quot;;IF([.E181]=&quot;x&quot;;&quot;-&quot;;0);[.C180]+[.D180])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8"/>
          <table:table-cell table:style-name="ce38" office:value-type="string" calcext:value-type="string">
            <text:p>trade_routes_limits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Trade routes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81]=&quot;x&quot;;IF([.E182]=&quot;x&quot;;&quot;-&quot;;0);[.C181]+[.D181])" office:value-type="string" office:string-value="-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8"/>
          <table:table-cell table:style-name="ce38" office:value-type="string" calcext:value-type="string">
            <text:p>trade_routes_traded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<text:span text:style-name="T1">Trade routes - traded so far </text:span><text:span text:style-name="T6">&lt;28284 : 1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82]=&quot;x&quot;;IF([.E183]=&quot;x&quot;;&quot;-&quot;;0);[.C182]+[.D182])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164" office:value-type="string" calcext:value-type="string">
            <text:p>working_towers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Staffed towers in the cit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3]=&quot;x&quot;;IF([.E184]=&quot;x&quot;;&quot;-&quot;;0);[.C183]+[.D183])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 office:value-type="string" calcext:value-type="string">
            <text:p>building_creation_highest_id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Used to set the building “creation sequence id”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184]=&quot;x&quot;;IF([.E185]=&quot;x&quot;;&quot;-&quot;;0);[.C184]+[.D184])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151"/>
          <table:table-cell table:style-name="ce200"/>
          <table:table-cell table:style-name="ce157" office:value-type="string" calcext:value-type="string">
            <text:p>routing_debug</text:p>
          </table:table-cell>
          <table:table-cell table:style-name="ce186" office:value-type="string" calcext:value-type="string">
            <text:p>i32</text:p>
          </table:table-cell>
          <table:table-cell table:style-name="ce194"/>
          <table:table-cell table:style-name="ce166" office:value-type="string" calcext:value-type="string">
            <text:p>&lt;Unused&gt;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5]=&quot;x&quot;;IF([.E186]=&quot;x&quot;;&quot;-&quot;;0);[.C185]+[.D185])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Used for debug purpos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6]=&quot;x&quot;;IF([.E187]=&quot;x&quot;;&quot;-&quot;;0);[.C186]+[.D186])" office:value-type="float" office:value="16" calcext:value-type="float">
            <text:p>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Used for debug purpos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/>
          <table:table-cell table:style-name="ce52" table:formula="of:=IF([.E187]=&quot;x&quot;;IF([.E188]=&quot;x&quot;;&quot;-&quot;;0);[.C187]+[.D187])" office:value-type="float" office:value="20" calcext:value-type="float">
            <text:p>20</text:p>
          </table:table-cell>
          <table:table-cell table:style-name="ce52" office:value-type="float" office:value="4" calcext:value-type="float">
            <text:p>4</text:p>
          </table:table-cell>
          <table:table-cell table:style-name="ce151"/>
          <table:table-cell table:style-name="ce200"/>
          <table:table-cell table:style-name="ce253"/>
          <table:table-cell table:style-name="ce186" office:value-type="string" calcext:value-type="string">
            <text:p>i32</text:p>
          </table:table-cell>
          <table:table-cell table:style-name="ce194"/>
          <table:table-cell table:style-name="ce166" office:value-type="string" calcext:value-type="string">
            <text:p>&lt;Unused&gt;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8]=&quot;x&quot;;IF([.E189]=&quot;x&quot;;&quot;-&quot;;0);[.C188]+[.D188])" office:value-type="float" office:value="24" calcext:value-type="float">
            <text:p>24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 (kinda look like 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9]=&quot;x&quot;;IF([.E190]=&quot;x&quot;;&quot;-&quot;;0);[.C189]+[.D189])" office:value-type="float" office:value="32" calcext:value-type="float">
            <text:p>3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 (kinda look like 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0]=&quot;x&quot;;IF([.E191]=&quot;x&quot;;&quot;-&quot;;0);[.C190]+[.D190])" office:value-type="float" office:value="40" calcext:value-type="float">
            <text:p>4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6"/>
          <table:table-cell table:style-name="ce247" office:value-type="string" calcext:value-type="string">
            <text:p>invasions_creation_sequenc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nvasions sequence count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1]=&quot;x&quot;;IF([.E192]=&quot;x&quot;;&quot;-&quot;;0);[.C191]+[.D191])" office:value-type="float" office:value="42" calcext:value-type="float">
            <text:p>4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247" office:value-type="string" calcext:value-type="string">
            <text:p>corrupt_house_coords_repaired</text:p>
          </table:table-cell>
          <table:table-cell table:style-name="ce183" office:value-type="string" calcext:value-type="string">
            <text:p>u32</text:p>
          </table:table-cell>
          <table:table-cell table:style-name="ce192"/>
          <table:table-cell table:style-name="ce201" office:value-type="string" calcext:value-type="string">
            <text:p>Number of fixed corrupt hous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2]=&quot;x&quot;;IF([.E193]=&quot;x&quot;;&quot;-&quot;;0);[.C192]+[.D192])" office:value-type="float" office:value="46" calcext:value-type="float">
            <text:p>4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247" office:value-type="string" calcext:value-type="string">
            <text:p>corrupt_house_coords_deleted</text:p>
          </table:table-cell>
          <table:table-cell table:style-name="ce183" office:value-type="string" calcext:value-type="string">
            <text:p>u32</text:p>
          </table:table-cell>
          <table:table-cell table:style-name="ce192"/>
          <table:table-cell table:style-name="ce201" office:value-type="string" calcext:value-type="string">
            <text:p>Houses that couldn’t be repaird (nowhere on the grid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193]=&quot;x&quot;;IF([.E194]=&quot;x&quot;;&quot;-&quot;;0);[.C193]+[.D193])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76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65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94]=&quot;x&quot;;IF([.E195]=&quot;x&quot;;&quot;-&quot;;0);[.C194]+[.D194])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178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131" calcext:value-type="float">
            <text:p>131</text:p>
          </table:table-cell>
          <table:table-cell table:style-name="ce51" table:formula="of:=IF([.E195]=&quot;x&quot;;IF([.E196]=&quot;x&quot;;&quot;-&quot;;0);[.C195]+[.D195])" office:value-type="float" office:value="147" calcext:value-type="float">
            <text:p>147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164" office:value-type="string" calcext:value-type="string">
            <text:p>tick_countdown_blood2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Blood river internal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6]=&quot;x&quot;;IF([.E197]=&quot;x&quot;;&quot;-&quot;;0);[.C196]+[.D196])" office:value-type="float" office:value="151" calcext:value-type="float">
            <text:p>151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7]=&quot;x&quot;;IF([.E198]=&quot;x&quot;;&quot;-&quot;;0);[.C197]+[.D197])" office:value-type="float" office:value="155" calcext:value-type="float">
            <text:p>155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8]=&quot;x&quot;;IF([.E199]=&quot;x&quot;;&quot;-&quot;;0);[.C198]+[.D198])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99 * 4-byte</text:p>
          </table:table-cell>
          <table:table-cell table:style-name="ce45" office:value-type="string" calcext:value-type="string">
            <text:p><text:span text:style-name="T1">??? </text:span><text:span text:style-name="T9">&lt;55936 : 6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4"/>
          <table:table-cell table:style-name="ce54" table:formula="of:=IF([.E199]=&quot;x&quot;;IF([.E200]=&quot;x&quot;;&quot;-&quot;;0);[.C199]+[.D199])" office:value-type="float" office:value="555" calcext:value-type="float">
            <text:p>555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/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soil_fertility_grid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0]=&quot;x&quot;;IF([.E201]=&quot;x&quot;;&quot;-&quot;;0);[.C200]+[.D200])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1]=&quot;x&quot;;IF([.E202]=&quot;x&quot;;&quot;-&quot;;0);[.C201]+[.D201])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198" office:value-type="string" calcext:value-type="string">
            <text:p>y</text:p>
          </table:table-cell>
          <table:table-cell table:style-name="ce33" office:value-type="string" calcext:value-type="string">
            <text:p>scenario_events_extr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202]=&quot;x&quot;;IF([.E203]=&quot;x&quot;;&quot;-&quot;;0);[.C202]+[.D202])" office:value-type="float" office:value="71167" calcext:value-type="float">
            <text:p>71167</text:p>
          </table:table-cell>
          <table:table-cell table:style-name="ce51" office:value-type="float" office:value="11200" calcext:value-type="float">
            <text:p>11200</text:p>
          </table:table-cell>
          <table:table-cell table:style-name="ce149"/>
          <table:table-cell table:style-name="ce176"/>
          <table:table-cell table:style-name="ce164" office:value-type="string" calcext:value-type="string">
            <text:p>ferry_queues</text:p>
          </table:table-cell>
          <table:table-cell table:style-name="ce183"/>
          <table:table-cell table:style-name="ce192" office:value-type="string" calcext:value-type="string">
            <text:p>50 * 224-byte</text:p>
          </table:table-cell>
          <table:table-cell table:style-name="ce201" office:value-type="string" calcext:value-type="string">
            <text:p><text:span text:style-name="T1">Waiting figures </text:span><text:span text:style-name="T4">(*50 x 220-byte before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3]=&quot;x&quot;;IF([.E204]=&quot;x&quot;;&quot;-&quot;;0);[.C203]+[.D203])" office:value-type="float" office:value="82367" calcext:value-type="float">
            <text:p>82367</text:p>
          </table:table-cell>
          <table:table-cell table:style-name="ce51" office:value-type="float" office:value="2200" calcext:value-type="float">
            <text:p>2200</text:p>
          </table:table-cell>
          <table:table-cell table:style-name="ce149"/>
          <table:table-cell table:style-name="ce176"/>
          <table:table-cell table:style-name="ce247" office:value-type="string" calcext:value-type="string">
            <text:p>ferry_transiting</text:p>
          </table:table-cell>
          <table:table-cell table:style-name="ce183"/>
          <table:table-cell table:style-name="ce192" office:value-type="string" calcext:value-type="string">
            <text:p>50 * 44-byte</text:p>
          </table:table-cell>
          <table:table-cell table:style-name="ce201" office:value-type="string" calcext:value-type="string">
            <text:p>Transiting figures list for ferr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04]=&quot;x&quot;;IF([.E205]=&quot;x&quot;;&quot;-&quot;;0);[.C204]+[.D204])" office:value-type="float" office:value="84567" calcext:value-type="float">
            <text:p>84567</text:p>
          </table:table-cell>
          <table:table-cell table:style-name="ce52" office:value-type="float" office:value="16" calcext:value-type="float">
            <text:p>16</text:p>
          </table:table-cell>
          <table:table-cell table:style-name="ce151"/>
          <table:table-cell table:style-name="ce200"/>
          <table:table-cell table:style-name="ce254" office:value-type="string" calcext:value-type="string">
            <text:p>unused_figure_sequences</text:p>
          </table:table-cell>
          <table:table-cell table:style-name="ce186"/>
          <table:table-cell table:style-name="ce194" office:value-type="string" calcext:value-type="string">
            <text:p>4 * 4-byte</text:p>
          </table:table-cell>
          <table:table-cell table:style-name="ce166" office:value-type="string" calcext:value-type="string">
            <text:p>&lt;Unused figure sequence fields&gt;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05]=&quot;x&quot;;IF([.E206]=&quot;x&quot;;&quot;-&quot;;0);[.C205]+[.D205])" office:value-type="float" office:value="84583" calcext:value-type="float">
            <text:p>84583</text:p>
          </table:table-cell>
          <table:table-cell table:style-name="ce52" office:value-type="float" office:value="8200" calcext:value-type="float">
            <text:p>8200</text:p>
          </table:table-cell>
          <table:table-cell table:style-name="ce151"/>
          <table:table-cell table:style-name="ce200"/>
          <table:table-cell table:style-name="ce254" office:value-type="string" calcext:value-type="string">
            <text:p>unused_10_x_820</text:p>
          </table:table-cell>
          <table:table-cell table:style-name="ce186"/>
          <table:table-cell table:style-name="ce194" office:value-type="string" calcext:value-type="string">
            <text:p><text:span text:style-name="T1">10 * </text:span>820-byte</text:p>
          </table:table-cell>
          <table:table-cell table:style-name="ce166" office:value-type="string" calcext:value-type="string">
            <text:p>&lt;Unused fields&gt;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06]=&quot;x&quot;;IF([.E207]=&quot;x&quot;;&quot;-&quot;;0);[.C206]+[.D206])" office:value-type="float" office:value="92783" calcext:value-type="float">
            <text:p>92783</text:p>
          </table:table-cell>
          <table:table-cell table:style-name="ce52" office:value-type="float" office:value="1280" calcext:value-type="float">
            <text:p>1280</text:p>
          </table:table-cell>
          <table:table-cell table:style-name="ce151" office:value-type="string" calcext:value-type="string">
            <text:p>x</text:p>
          </table:table-cell>
          <table:table-cell table:style-name="ce200" office:value-type="string" calcext:value-type="string">
            <text:p>y</text:p>
          </table:table-cell>
          <table:table-cell table:style-name="ce157" office:value-type="string" calcext:value-type="string">
            <text:p>unused_empires_40_x_32</text:p>
          </table:table-cell>
          <table:table-cell table:style-name="ce186"/>
          <table:table-cell table:style-name="ce194" office:value-type="string" calcext:value-type="string">
            <text:p><text:span text:style-name="T1">40 * </text:span>32-byte</text:p>
          </table:table-cell>
          <table:table-cell table:style-name="ce166" office:value-type="string" calcext:value-type="string">
            <text:p>Leftover multiple-empire data from C3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7]=&quot;x&quot;;IF([.E208]=&quot;x&quot;;&quot;-&quot;;0);[.C207]+[.D207])" office:value-type="string" office:string-value="-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11">(*200 x 76-byte before version 160</text:span><text:span text:style-name="T12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8]=&quot;x&quot;;IF([.E209]=&quot;x&quot;;&quot;-&quot;;0);[.C208]+[.D208])" office:value-type="string" office:string-value="-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4"/>
          <table:table-cell table:style-name="ce54" table:formula="of:=IF([.E209]=&quot;x&quot;;IF([.E210]=&quot;x&quot;;&quot;-&quot;;0);[.C209]+[.D209])" office:value-type="float" office:value="0" calcext:value-type="float">
            <text:p>0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/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vegetation_growth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Reed fields (marhsland) / trees growth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0]=&quot;x&quot;;IF([.E211]=&quot;x&quot;;&quot;-&quot;;0);[.C210]+[.D210])" office:value-type="float" office:value="51984" calcext:value-type="float">
            <text:p>51984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98"/>
          <table:table-cell table:style-name="ce158" office:value-type="string" calcext:value-type="string">
            <text:p>junk14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1]=&quot;x&quot;;IF([.E212]=&quot;x&quot;;&quot;-&quot;;0);[.C211]+[.D211])" office:value-type="float" office:value="52000" calcext:value-type="float">
            <text:p>5200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58"/>
          <table:table-cell table:style-name="ce181" office:value-type="string" calcext:value-type="string">
            <text:p>u8</text:p>
          </table:table-cell>
          <table:table-cell table:style-name="ce190" office:value-type="string" calcext:value-type="string">
            <text:p>4 * 1-byte</text:p>
          </table:table-cell>
          <table:table-cell table:style-name="ce45" office:value-type="string" calcext:value-type="string">
            <text:p>??? (set to 0 at the start of a map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2]=&quot;x&quot;;IF([.E213]=&quot;x&quot;;&quot;-&quot;;0);[.C212]+[.D212])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98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13]=&quot;x&quot;;IF([.E214]=&quot;x&quot;;&quot;-&quot;;0);[.C213]+[.D213])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<text:span text:style-name="T1">Floodplain status/data </text:span><text:span text:style-name="T4">(*32 bytes before version 147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14]=&quot;x&quot;;IF([.E215]=&quot;x&quot;;&quot;-&quot;;0);[.C214]+[.D214])" office:value-type="string" office:string-value="-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5]=&quot;x&quot;;IF([.E216]=&quot;x&quot;;&quot;-&quot;;0);[.C215]+[.D215])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16]=&quot;x&quot;;IF([.E217]=&quot;x&quot;;&quot;-&quot;;0);[.C216]+[.D216])" office:value-type="float" office:value="312" calcext:value-type="float">
            <text:p>312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76"/>
          <table:table-cell table:style-name="ce167" office:value-type="string" calcext:value-type="string">
            <text:p>figure_names_2</text:p>
          </table:table-cell>
          <table:table-cell table:style-name="ce183"/>
          <table:table-cell table:style-name="ce192" office:value-type="string" calcext:value-type="string">
            <text:p>16 * 4-byte</text:p>
          </table:table-cell>
          <table:table-cell table:style-name="ce201"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17]=&quot;x&quot;;IF([.E218]=&quot;x&quot;;&quot;-&quot;;0);[.C217]+[.D217])" office:value-type="float" office:value="376" calcext:value-type="float">
            <text:p>376</text:p>
          </table:table-cell>
          <table:table-cell table:style-name="ce51" office:value-type="float" office:value="26" calcext:value-type="float">
            <text:p>26</text:p>
          </table:table-cell>
          <table:table-cell table:style-name="ce149"/>
          <table:table-cell table:style-name="ce176"/>
          <table:table-cell table:style-name="ce167" office:value-type="string" calcext:value-type="string">
            <text:p>tutorial_flags_1</text:p>
          </table:table-cell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26 * </text:span>1-byte</text:p>
          </table:table-cell>
          <table:table-cell table:style-name="ce201" office:value-type="string" calcext:value-type="string">
            <text:p>Tutorial flags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18]=&quot;x&quot;;IF([.E219]=&quot;x&quot;;&quot;-&quot;;0);[.C218]+[.D218])" office:value-type="float" office:value="402" calcext:value-type="float">
            <text:p>402</text:p>
          </table:table-cell>
          <table:table-cell table:style-name="ce51" office:value-type="float" office:value="15" calcext:value-type="float">
            <text:p>15</text:p>
          </table:table-cell>
          <table:table-cell table:style-name="ce149"/>
          <table:table-cell table:style-name="ce176"/>
          <table:table-cell table:style-name="ce167" office:value-type="string" calcext:value-type="string">
            <text:p>tutorial_flags_2</text:p>
          </table:table-cell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15 * </text:span>1-byte</text:p>
          </table:table-cell>
          <table:table-cell table:style-name="ce201" office:value-type="string" calcext:value-type="string">
            <text:p>Tutorial flags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19]=&quot;x&quot;;IF([.E220]=&quot;x&quot;;&quot;-&quot;;0);[.C219]+[.D219])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4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20]=&quot;x&quot;;IF([.E221]=&quot;x&quot;;&quot;-&quot;;0);[.C220]+[.D220]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6"/>
          <table:table-cell table:style-name="ce164" office:value-type="string" calcext:value-type="string">
            <text:p>mission_play_type</text:p>
          </table:table-cell>
          <table:table-cell table:style-name="ce183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Individual mission select vs. campaign vs custom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4"/>
          <table:table-cell table:style-name="ce54" table:formula="of:=IF([.E221]=&quot;x&quot;;IF([.E222]=&quot;x&quot;;&quot;-&quot;;0);[.C221]+[.D221])" office:value-type="float" office:value="1" calcext:value-type="float">
            <text:p>1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moisture_grid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22]=&quot;x&quot;;IF([.E223]=&quot;x&quot;;&quot;-&quot;;0);[.C222]+[.D222])" office:value-type="float" office:value="0" calcext:value-type="float">
            <text:p>0</text:p>
          </table:table-cell>
          <table:table-cell table:style-name="ce22" office:value-type="float" office:value="240" calcext:value-type="float">
            <text:p>240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1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23]=&quot;x&quot;;IF([.E224]=&quot;x&quot;;&quot;-&quot;;0);[.C223]+[.D223])" office:value-type="float" office:value="240" calcext:value-type="float">
            <text:p>240</text:p>
          </table:table-cell>
          <table:table-cell table:style-name="ce22" office:value-type="float" office:value="432" calcext:value-type="float">
            <text:p>432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float" office:value="173" calcext:value-type="float">
            <text:p>173</text:p>
          </table:table-cell>
          <table:table-cell table:style-name="ce22" table:formula="of:=IF([.E224]=&quot;x&quot;;IF([.E225]=&quot;x&quot;;&quot;-&quot;;0);[.C224]+[.D224])" office:value-type="float" office:value="672" calcext:value-type="float">
            <text:p>67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3" office:value-type="string" calcext:value-type="string">
            <text:p>junk18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 office:value-type="float" office:value="174" calcext:value-type="float">
            <text:p>174</text:p>
          </table:table-cell>
          <table:table-cell table:style-name="ce51" table:formula="of:=IF([.E225]=&quot;x&quot;;IF([.E226]=&quot;x&quot;;&quot;-&quot;;0);[.C225]+[.D225])" office:value-type="float" office:value="676" calcext:value-type="float">
            <text:p>67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/>
          <table:table-cell table:style-name="ce167" office:value-type="string" calcext:value-type="string">
            <text:p>difficulty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Difficult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154"/>
          <table:table-cell table:style-name="ce154" table:formula="of:=IF([.E226]=&quot;x&quot;;IF([.E227]=&quot;x&quot;;&quot;-&quot;;0);[.C226]+[.D226])" office:value-type="float" office:value="680" calcext:value-type="float">
            <text:p>680</text:p>
          </table:table-cell>
          <table:table-cell table:style-name="ce154" office:value-type="float" office:value="4" calcext:value-type="float">
            <text:p>4</text:p>
          </table:table-cell>
          <table:table-cell table:style-name="ce207"/>
          <table:table-cell table:style-name="ce224"/>
          <table:table-cell table:style-name="ce258" office:value-type="string" calcext:value-type="string">
            <text:p>company_rejoin</text:p>
          </table:table-cell>
          <table:table-cell table:style-name="ce282"/>
          <table:table-cell table:style-name="ce308" office:value-type="string" calcext:value-type="string">
            <text:p>3 * 4-byte</text:p>
          </table:table-cell>
          <table:table-cell table:style-name="ce330" office:value-type="string" calcext:value-type="string" table:number-columns-spanned="1" table:number-rows-spanned="3">
            <text:p><text:span text:style-name="T1">Company rejoining from last mission</text:span></text:p>
            <text:p><text:span text:style-name="T1">(incorrect / incomplete / somewhat buggy)</text:span></text:p>
            <text:p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155"/>
          <table:table-cell table:style-name="ce155" table:formula="of:=IF([.E227]=&quot;x&quot;;IF([.E228]=&quot;x&quot;;&quot;-&quot;;0);[.C227]+[.D227])" office:value-type="float" office:value="684" calcext:value-type="float">
            <text:p>684</text:p>
          </table:table-cell>
          <table:table-cell table:style-name="ce155" office:value-type="float" office:value="4" calcext:value-type="float">
            <text:p>4</text:p>
          </table:table-cell>
          <table:table-cell table:style-name="ce208"/>
          <table:table-cell table:style-name="ce225"/>
          <table:table-cell table:style-name="ce260"/>
          <table:table-cell table:style-name="ce297"/>
          <table:table-cell table:style-name="ce320"/>
          <table:covered-table-cell table:style-name="ce331"/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155"/>
          <table:table-cell table:style-name="ce155" table:formula="of:=IF([.E228]=&quot;x&quot;;IF([.E229]=&quot;x&quot;;&quot;-&quot;;0);[.C228]+[.D228])" office:value-type="float" office:value="688" calcext:value-type="float">
            <text:p>688</text:p>
          </table:table-cell>
          <table:table-cell table:style-name="ce155" office:value-type="float" office:value="4" calcext:value-type="float">
            <text:p>4</text:p>
          </table:table-cell>
          <table:table-cell table:style-name="ce208"/>
          <table:table-cell table:style-name="ce225"/>
          <table:table-cell table:style-name="ce260"/>
          <table:table-cell table:style-name="ce297"/>
          <table:table-cell table:style-name="ce320"/>
          <table:covered-table-cell table:style-name="ce331"/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160" table:formula="of:=IF([.E229]=&quot;x&quot;;IF([.E230]=&quot;x&quot;;&quot;-&quot;;0);[.C229]+[.D229])" office:value-type="float" office:value="692" calcext:value-type="float">
            <text:p>692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5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30]=&quot;x&quot;;IF([.E231]=&quot;x&quot;;&quot;-&quot;;0);[.C230]+[.D230])" office:value-type="float" office:value="1340" calcext:value-type="float">
            <text:p>1340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6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31]=&quot;x&quot;;IF([.E232]=&quot;x&quot;;&quot;-&quot;;0);[.C231]+[.D231])" office:value-type="float" office:value="1988" calcext:value-type="float">
            <text:p>1988</text:p>
          </table:table-cell>
          <table:table-cell table:style-name="ce22" office:value-type="float" office:value="360" calcext:value-type="float">
            <text:p>360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7</text:p>
          </table:table-cell>
          <table:table-cell table:style-name="ce187"/>
          <table:table-cell table:style-name="ce195" office:value-type="string" calcext:value-type="string">
            <text:p>15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32]=&quot;x&quot;;IF([.E233]=&quot;x&quot;;&quot;-&quot;;0);[.C232]+[.D232])" office:value-type="float" office:value="2348" calcext:value-type="float">
            <text:p>2348</text:p>
          </table:table-cell>
          <table:table-cell table:style-name="ce22" office:value-type="float" office:value="1344" calcext:value-type="float">
            <text:p>1344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8</text:p>
          </table:table-cell>
          <table:table-cell table:style-name="ce187"/>
          <table:table-cell table:style-name="ce195" office:value-type="string" calcext:value-type="string">
            <text:p>56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33]=&quot;x&quot;;IF([.E234]=&quot;x&quot;;&quot;-&quot;;0);[.C233]+[.D233])" office:value-type="float" office:value="3692" calcext:value-type="float">
            <text:p>3692</text:p>
          </table:table-cell>
          <table:table-cell table:style-name="ce22" office:value-type="float" office:value="1776" calcext:value-type="float">
            <text:p>1776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9</text:p>
          </table:table-cell>
          <table:table-cell table:style-name="ce187"/>
          <table:table-cell table:style-name="ce195" office:value-type="string" calcext:value-type="string">
            <text:p>74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; schema wrongly says 75)</text:span>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203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340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Building IDs" table:style-name="ta1">
        <table:table-column table:style-name="co12" table:default-cell-style-name="Default"/>
        <table:table-column table:style-name="co13" table:default-cell-style-name="ce61"/>
        <table:table-column table:style-name="co14" table:default-cell-style-name="ce6"/>
        <table:table-column table:style-name="co15" table:default-cell-style-name="ce61"/>
        <table:table-column table:style-name="co7" table:default-cell-style-name="ce319"/>
        <table:table-column table:style-name="co16" table:default-cell-style-name="ce86"/>
        <table:table-column table:style-name="co17" table:default-cell-style-name="ce103"/>
        <table:table-column table:style-name="co18" table:default-cell-style-name="ce111"/>
        <table:table-column table:style-name="co19" table:default-cell-style-name="ce119"/>
        <table:table-column table:style-name="co11" table:default-cell-style-name="Default"/>
        <table:table-column table:style-name="co11" table:number-columns-repeated="54" table:default-cell-style-name="ce12"/>
        <table:table-row table:style-name="ro1">
          <table:table-cell table:style-name="ce1"/>
          <table:table-cell table:style-name="ce72"/>
          <table:table-cell table:style-name="ce7"/>
          <table:table-cell table:style-name="ce4"/>
          <table:table-cell table:style-name="ce309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NONE</text:p>
          </table:table-cell>
          <table:table-cell table:style-name="ce56" office:value-type="float" office:value="0" calcext:value-type="float">
            <text:p>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MENU_FARMS</text:p>
          </table:table-cell>
          <table:table-cell table:style-name="ce56" office:value-type="float" office:value="2" calcext:value-type="float">
            <text:p>2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MENU_RAW_MATERIALS</text:p>
          </table:table-cell>
          <table:table-cell table:style-name="ce56" office:value-type="float" office:value="3" calcext:value-type="float">
            <text:p>3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MENU_WORKSHOPS</text:p>
          </table:table-cell>
          <table:table-cell table:style-name="ce56" office:value-type="float" office:value="4" calcext:value-type="float">
            <text:p>4</text:p>
          </table:table-cell>
          <table:table-cell table:style-name="ce310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5" calcext:value-type="float">
            <text:p>5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3">957</text:span><text:span text:style-name="T14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6" calcext:value-type="float">
            <text:p>6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7" calcext:value-type="float">
            <text:p>7</text:p>
          </table:table-cell>
          <table:table-cell table:style-name="ce311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3">851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8" calcext:value-type="float">
            <text:p>8</text:p>
          </table:table-cell>
          <table:table-cell table:style-name="ce311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3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CLEAR_LAND</text:p>
          </table:table-cell>
          <table:table-cell table:style-name="ce56" office:value-type="float" office:value="9" calcext:value-type="float">
            <text:p>9</text:p>
          </table:table-cell>
          <table:table-cell table:style-name="ce312" office:value-type="string" calcext:value-type="string">
            <text:p>&lt;---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10" calcext:value-type="float">
            <text:p>10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3">793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6" calcext:value-type="float">
            <text:p>26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10" calcext:value-type="float">
            <text:p>10</text:p>
          </table:table-cell>
          <table:table-cell table:style-name="ce313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3">74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50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5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HOUSE_LARGE_TENT</text:p>
          </table:table-cell>
          <table:table-cell table:style-name="ce59" office:value-type="float" office:value="11" calcext:value-type="float">
            <text:p>11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3">751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5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54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7" calcext:value-type="float">
            <text:p>27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12" calcext:value-type="float">
            <text:p>12</text:p>
          </table:table-cell>
          <table:table-cell table:style-name="ce313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3">755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56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5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HOUSE_LARGE_SHACK</text:p>
          </table:table-cell>
          <table:table-cell table:style-name="ce59" office:value-type="float" office:value="13" calcext:value-type="float">
            <text:p>13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3">757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58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60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8" calcext:value-type="float">
            <text:p>28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14" calcext:value-type="float">
            <text:p>14</text:p>
          </table:table-cell>
          <table:table-cell table:style-name="ce313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3">761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62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65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HOUSE_LARGE_HOVEL</text:p>
          </table:table-cell>
          <table:table-cell table:style-name="ce59" office:value-type="float" office:value="15" calcext:value-type="float">
            <text:p>15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3">763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64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6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9" calcext:value-type="float">
            <text:p>29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16" calcext:value-type="float">
            <text:p>16</text:p>
          </table:table-cell>
          <table:table-cell table:style-name="ce313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3">767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68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71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HOUSE_LARGE_CASA</text:p>
          </table:table-cell>
          <table:table-cell table:style-name="ce59" office:value-type="float" office:value="17" calcext:value-type="float">
            <text:p>17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3">769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70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7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18" calcext:value-type="float">
            <text:p>18</text:p>
          </table:table-cell>
          <table:table-cell table:style-name="ce313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3">77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74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77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HOUSE_MEDIUM_INSULA</text:p>
          </table:table-cell>
          <table:table-cell table:style-name="ce59" office:value-type="float" office:value="19" calcext:value-type="float">
            <text:p>19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3">775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7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78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1" calcext:value-type="float">
            <text:p>31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20" calcext:value-type="float">
            <text:p>20</text:p>
          </table:table-cell>
          <table:table-cell table:style-name="ce313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3">779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80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HOUSE_GRAND_INSULA</text:p>
          </table:table-cell>
          <table:table-cell table:style-name="ce59" office:value-type="float" office:value="21" calcext:value-type="float">
            <text:p>21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3">781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82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22" calcext:value-type="float">
            <text:p>22</text:p>
          </table:table-cell>
          <table:table-cell table:style-name="ce313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3">783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3">784</text:span><text:span text:style-name="T14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HOUSE_MEDIUM_VILLA</text:p>
          </table:table-cell>
          <table:table-cell table:style-name="ce59" office:value-type="float" office:value="23" calcext:value-type="float">
            <text:p>23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3">785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3">786</text:span><text:span text:style-name="T14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3" calcext:value-type="float">
            <text:p>33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24" calcext:value-type="float">
            <text:p>2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3">787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7" office:value-type="string" calcext:value-type="string">
            <text:p>BUILDING_HOUSE_GRAND_VILLA</text:p>
          </table:table-cell>
          <table:table-cell table:style-name="ce57" office:value-type="float" office:value="25" calcext:value-type="float">
            <text:p>25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3">788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26" calcext:value-type="float">
            <text:p>26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3">789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7" office:value-type="string" calcext:value-type="string">
            <text:p>BUILDING_HOUSE_MEDIUM_PALACE</text:p>
          </table:table-cell>
          <table:table-cell table:style-name="ce57" office:value-type="float" office:value="27" calcext:value-type="float">
            <text:p>27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3">790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28" calcext:value-type="float">
            <text:p>2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3">791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7" office:value-type="string" calcext:value-type="string">
            <text:p>BUILDING_HOUSE_LUXURY_PALACE</text:p>
          </table:table-cell>
          <table:table-cell table:style-name="ce57" office:value-type="float" office:value="29" calcext:value-type="float">
            <text:p>29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3">792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30" calcext:value-type="float">
            <text:p>30</text:p>
          </table:table-cell>
          <table:table-cell table:style-name="ce31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3">1096</text:span><text:span text:style-name="T14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58"/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31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3">2381</text:span><text:span text:style-name="T14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31" calcext:value-type="float">
            <text:p>31</text:p>
          </table:table-cell>
          <table:table-cell table:style-name="ce31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3">1095</text:span><text:span text:style-name="T14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59"/>
          <table:table-cell table:style-name="ce31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3">2377</text:span><text:span text:style-name="T14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32" calcext:value-type="float">
            <text:p>32</text:p>
          </table:table-cell>
          <table:table-cell table:style-name="ce31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3">1101</text:span><text:span text:style-name="T14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58"/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33" calcext:value-type="float">
            <text:p>33</text:p>
          </table:table-cell>
          <table:table-cell table:style-name="ce31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3">1100</text:span><text:span text:style-name="T14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59"/>
          <table:table-cell table:style-name="ce31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3">2390</text:span><text:span text:style-name="T14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34" calcext:value-type="float">
            <text:p>34</text:p>
          </table:table-cell>
          <table:table-cell table:style-name="ce311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3">1071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35" calcext:value-type="float">
            <text:p>35</text:p>
          </table:table-cell>
          <table:table-cell table:style-name="ce311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3">1070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36" calcext:value-type="float">
            <text:p>36</text:p>
          </table:table-cell>
          <table:table-cell table:style-name="ce311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3">1072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37" calcext:value-type="float">
            <text:p>37</text:p>
          </table:table-cell>
          <table:table-cell table:style-name="ce312" office:value-type="string" calcext:value-type="string">
            <text:p>&lt;Unused Senet Trainers&gt;</text:p>
          </table:table-cell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38" calcext:value-type="float">
            <text:p>3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3">2431</text:span><text:span text:style-name="T14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39" calcext:value-type="float">
            <text:p>39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3">1087</text:span><text:span text:style-name="T14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40" calcext:value-type="float">
            <text:p>40</text:p>
          </table:table-cell>
          <table:table-cell table:style-name="ce31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5">1315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58"/>
          <table:table-cell table:style-name="ce315"/>
          <table:table-cell table:style-name="ce81"/>
          <table:table-cell table:style-name="ce93" office:value-type="string" calcext:value-type="string">
            <text:p><text:span text:style-name="T15">1318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41" calcext:value-type="float">
            <text:p>41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3">2297</text:span><text:span text:style-name="T14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42" calcext:value-type="float">
            <text:p>4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7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43" calcext:value-type="float">
            <text:p>43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7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44" calcext:value-type="float">
            <text:p>44</text:p>
          </table:table-cell>
          <table:table-cell table:style-name="ce31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3">1315</text:span><text:span text:style-name="T1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58"/>
          <table:table-cell table:style-name="ce315"/>
          <table:table-cell table:style-name="ce81"/>
          <table:table-cell table:style-name="ce97" office:value-type="string" calcext:value-type="string">
            <text:p><text:span text:style-name="T17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45" calcext:value-type="float">
            <text:p>45</text:p>
          </table:table-cell>
          <table:table-cell table:style-name="ce31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3">1315</text:span><text:span text:style-name="T14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59"/>
          <table:table-cell table:style-name="ce316"/>
          <table:table-cell table:style-name="ce83"/>
          <table:table-cell table:style-name="ce94" office:value-type="string" calcext:value-type="string">
            <text:p><text:span text:style-name="T13">1319</text:span><text:span text:style-name="T14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46" calcext:value-type="float">
            <text:p>46</text:p>
          </table:table-cell>
          <table:table-cell table:style-name="ce311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7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47" calcext:value-type="float">
            <text:p>47</text:p>
          </table:table-cell>
          <table:table-cell table:style-name="ce311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7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5" calcext:value-type="float">
            <text:p>185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48" calcext:value-type="float">
            <text:p>48</text:p>
          </table:table-cell>
          <table:table-cell table:style-name="ce310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69" calcext:value-type="float">
            <text:p>69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2" calcext:value-type="float">
            <text:p>212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1" calcext:value-type="float">
            <text:p>211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49" calcext:value-type="float">
            <text:p>49</text:p>
          </table:table-cell>
          <table:table-cell table:style-name="ce311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7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DISTRIBUTION_CENTER</text:p>
          </table:table-cell>
          <table:table-cell table:style-name="ce56" office:value-type="float" office:value="50" calcext:value-type="float">
            <text:p>50</text:p>
          </table:table-cell>
          <table:table-cell table:style-name="ce312" office:value-type="string" calcext:value-type="string">
            <text:p>&lt;Unused Distribution Center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51" calcext:value-type="float">
            <text:p>5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7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52" calcext:value-type="float">
            <text:p>52</text:p>
          </table:table-cell>
          <table:table-cell table:style-name="ce310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53" calcext:value-type="float">
            <text:p>53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7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54" calcext:value-type="float">
            <text:p>54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3">1316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55" calcext:value-type="float">
            <text:p>55</text:p>
          </table:table-cell>
          <table:table-cell table:style-name="ce311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7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56" calcext:value-type="float">
            <text:p>56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57" calcext:value-type="float">
            <text:p>57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3">1315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8" calcext:value-type="float">
            <text:p>24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58" calcext:value-type="float">
            <text:p>58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" calcext:value-type="float">
            <text:p>17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59" calcext:value-type="float">
            <text:p>59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60" calcext:value-type="float">
            <text:p>60</text:p>
          </table:table-cell>
          <table:table-cell table:style-name="ce311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7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61" calcext:value-type="float">
            <text:p>61</text:p>
          </table:table-cell>
          <table:table-cell table:style-name="ce311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3">2689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62" calcext:value-type="float">
            <text:p>62</text:p>
          </table:table-cell>
          <table:table-cell table:style-name="ce311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7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63" calcext:value-type="float">
            <text:p>63</text:p>
          </table:table-cell>
          <table:table-cell table:style-name="ce311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7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64" calcext:value-type="float">
            <text:p>64</text:p>
          </table:table-cell>
          <table:table-cell table:style-name="ce311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7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65" calcext:value-type="float">
            <text:p>65</text:p>
          </table:table-cell>
          <table:table-cell table:style-name="ce311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66" calcext:value-type="float">
            <text:p>66</text:p>
          </table:table-cell>
          <table:table-cell table:style-name="ce311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67" calcext:value-type="float">
            <text:p>67</text:p>
          </table:table-cell>
          <table:table-cell table:style-name="ce311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68" calcext:value-type="float">
            <text:p>68</text:p>
          </table:table-cell>
          <table:table-cell table:style-name="ce311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69" calcext:value-type="float">
            <text:p>69</text:p>
          </table:table-cell>
          <table:table-cell table:style-name="ce311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70" calcext:value-type="float">
            <text:p>70</text:p>
          </table:table-cell>
          <table:table-cell table:style-name="ce313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0" calcext:value-type="float">
            <text:p>210</text:p>
          </table:table-cell>
          <table:table-cell table:style-name="ce65"/>
          <table:table-cell table:style-name="ce58"/>
          <table:table-cell table:style-name="ce313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7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9" calcext:value-type="float">
            <text:p>99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71" calcext:value-type="float">
            <text:p>7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72" calcext:value-type="float">
            <text:p>72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7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83" calcext:value-type="float">
            <text:p>8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73" calcext:value-type="float">
            <text:p>73</text:p>
          </table:table-cell>
          <table:table-cell table:style-name="ce313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7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84" calcext:value-type="float">
            <text:p>84</text:p>
          </table:table-cell>
          <table:table-cell table:style-name="ce65"/>
          <table:table-cell table:style-name="ce58"/>
          <table:table-cell table:style-name="ce313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7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4" calcext:value-type="float">
            <text:p>7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7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8" calcext:value-type="float">
            <text:p>78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5" calcext:value-type="float">
            <text:p>75</text:p>
          </table:table-cell>
          <table:table-cell table:style-name="ce313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7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8" calcext:value-type="float">
            <text:p>168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7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9" calcext:value-type="float">
            <text:p>169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70" calcext:value-type="float">
            <text:p>170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71" calcext:value-type="float">
            <text:p>171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6" calcext:value-type="float">
            <text:p>76</text:p>
          </table:table-cell>
          <table:table-cell table:style-name="ce311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3">827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77" calcext:value-type="float">
            <text:p>77</text:p>
          </table:table-cell>
          <table:table-cell table:style-name="ce311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7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78" calcext:value-type="float">
            <text:p>78</text:p>
          </table:table-cell>
          <table:table-cell table:style-name="ce311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7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79" calcext:value-type="float">
            <text:p>79</text:p>
          </table:table-cell>
          <table:table-cell table:style-name="ce311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7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80" calcext:value-type="float">
            <text:p>80</text:p>
          </table:table-cell>
          <table:table-cell table:style-name="ce312" office:value-type="string" calcext:value-type="string">
            <text:p>&lt;Unused Mission Post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7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82" calcext:value-type="float">
            <text:p>8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83" calcext:value-type="float">
            <text:p>83</text:p>
          </table:table-cell>
          <table:table-cell table:style-name="ce312" office:value-type="string" calcext:value-type="string">
            <text:p>&lt;Unused Bridge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84" calcext:value-type="float">
            <text:p>8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85" calcext:value-type="float">
            <text:p>8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86" calcext:value-type="float">
            <text:p>86</text:p>
          </table:table-cell>
          <table:table-cell table:style-name="ce311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7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87" calcext:value-type="float">
            <text:p>87</text:p>
          </table:table-cell>
          <table:table-cell table:style-name="ce311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7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88" calcext:value-type="float">
            <text:p>88</text:p>
          </table:table-cell>
          <table:table-cell table:style-name="ce312" office:value-type="string" calcext:value-type="string">
            <text:p>&lt;Unused Native Hut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89" calcext:value-type="float">
            <text:p>89</text:p>
          </table:table-cell>
          <table:table-cell table:style-name="ce312" office:value-type="string" calcext:value-type="string">
            <text:p>&lt;Unused Native Meeting Hut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90" calcext:value-type="float">
            <text:p>90</text:p>
          </table:table-cell>
          <table:table-cell table:style-name="ce311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3">851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4" calcext:value-type="float">
            <text:p>54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91" calcext:value-type="float">
            <text:p>91</text:p>
          </table:table-cell>
          <table:table-cell table:style-name="ce310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5" calcext:value-type="float">
            <text:p>55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6" calcext:value-type="float">
            <text:p>56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3" calcext:value-type="float">
            <text:p>53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" calcext:value-type="float">
            <text:p>23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92" calcext:value-type="float">
            <text:p>9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3">1341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0" calcext:value-type="float">
            <text:p>100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93" calcext:value-type="float">
            <text:p>93</text:p>
          </table:table-cell>
          <table:table-cell table:style-name="ce312" office:value-type="string" calcext:value-type="string">
            <text:p>&lt;Unused Native Crops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94" calcext:value-type="float">
            <text:p>9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3">1313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95" calcext:value-type="float">
            <text:p>95</text:p>
          </table:table-cell>
          <table:table-cell table:style-name="ce311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3">1320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MENU_SMALL_TEMPLES</text:p>
          </table:table-cell>
          <table:table-cell table:style-name="ce56" office:value-type="float" office:value="96" calcext:value-type="float">
            <text:p>96</text:p>
          </table:table-cell>
          <table:table-cell table:style-name="ce310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MENU_LARGE_TEMPLES</text:p>
          </table:table-cell>
          <table:table-cell table:style-name="ce56" office:value-type="float" office:value="97" calcext:value-type="float">
            <text:p>97</text:p>
          </table:table-cell>
          <table:table-cell table:style-name="ce310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98" calcext:value-type="float">
            <text:p>98</text:p>
          </table:table-cell>
          <table:table-cell table:style-name="ce312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19" calcext:value-type="float">
            <text:p>11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99" calcext:value-type="float">
            <text:p>99</text:p>
          </table:table-cell>
          <table:table-cell table:style-name="ce313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0" calcext:value-type="float">
            <text:p>120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3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14" calcext:value-type="float">
            <text:p>114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3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100" calcext:value-type="float">
            <text:p>100</text:p>
          </table:table-cell>
          <table:table-cell table:style-name="ce31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3">2243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VEGETABLE_FARM</text:p>
          </table:table-cell>
          <table:table-cell table:style-name="ce59" office:value-type="float" office:value="101" calcext:value-type="float">
            <text:p>101</text:p>
          </table:table-cell>
          <table:table-cell table:style-name="ce31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3">2279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FRUIT_FARM</text:p>
          </table:table-cell>
          <table:table-cell table:style-name="ce59" office:value-type="float" office:value="102" calcext:value-type="float">
            <text:p>102</text:p>
          </table:table-cell>
          <table:table-cell table:style-name="ce31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3">2255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OLIVE_FARM</text:p>
          </table:table-cell>
          <table:table-cell table:style-name="ce59" office:value-type="float" office:value="103" calcext:value-type="float">
            <text:p>103</text:p>
          </table:table-cell>
          <table:table-cell table:style-name="ce31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3">2261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VINES_FARM</text:p>
          </table:table-cell>
          <table:table-cell table:style-name="ce59" office:value-type="float" office:value="104" calcext:value-type="float">
            <text:p>104</text:p>
          </table:table-cell>
          <table:table-cell table:style-name="ce31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3">2267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 office:value-type="string" calcext:value-type="string">
            <text:p>BUILDING_PIG_FARM</text:p>
          </table:table-cell>
          <table:table-cell table:style-name="ce59" office:value-type="float" office:value="105" calcext:value-type="float">
            <text:p>105</text:p>
          </table:table-cell>
          <table:table-cell table:style-name="ce31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3">2273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59"/>
          <table:table-cell table:style-name="ce31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3">2170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3">2199</text:span><text:span text:style-name="T14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106" calcext:value-type="float">
            <text:p>106</text:p>
          </table:table-cell>
          <table:table-cell table:style-name="ce311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3">92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107" calcext:value-type="float">
            <text:p>107</text:p>
          </table:table-cell>
          <table:table-cell table:style-name="ce311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3">934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108" calcext:value-type="float">
            <text:p>10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3">843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0" calcext:value-type="float">
            <text:p>40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109" calcext:value-type="float">
            <text:p>109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3">990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110" calcext:value-type="float">
            <text:p>110</text:p>
          </table:table-cell>
          <table:table-cell table:style-name="ce311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7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11" calcext:value-type="float">
            <text:p>111</text:p>
          </table:table-cell>
          <table:table-cell table:style-name="ce311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3">946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12" calcext:value-type="float">
            <text:p>11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3">1028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13" calcext:value-type="float">
            <text:p>113</text:p>
          </table:table-cell>
          <table:table-cell table:style-name="ce311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3">915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14" calcext:value-type="float">
            <text:p>11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3">95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string" calcext:value-type="string">
            <text:p>MD.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float" office:value="115" calcext:value-type="float">
            <text:p>115</text:p>
          </table:table-cell>
          <table:table-cell table:style-name="ce311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3">1051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16" calcext:value-type="float">
            <text:p>11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17" calcext:value-type="float">
            <text:p>117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18" calcext:value-type="float">
            <text:p>118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19" calcext:value-type="float">
            <text:p>119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0" calcext:value-type="float">
            <text:p>120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1" calcext:value-type="float">
            <text:p>121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2" calcext:value-type="float">
            <text:p>122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3" calcext:value-type="float">
            <text:p>123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4" calcext:value-type="float">
            <text:p>124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5" calcext:value-type="float">
            <text:p>12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6" calcext:value-type="float">
            <text:p>12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7" calcext:value-type="float">
            <text:p>127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8" calcext:value-type="float">
            <text:p>128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29" calcext:value-type="float">
            <text:p>129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30" calcext:value-type="float">
            <text:p>130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31" calcext:value-type="float">
            <text:p>131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32" calcext:value-type="float">
            <text:p>132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33" calcext:value-type="float">
            <text:p>133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34" calcext:value-type="float">
            <text:p>134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/>
          <table:table-cell table:style-name="ce57" office:value-type="float" office:value="135" calcext:value-type="float">
            <text:p>13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36" calcext:value-type="float">
            <text:p>136</text:p>
          </table:table-cell>
          <table:table-cell table:style-name="ce311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3">823 </text:span><text:span text:style-name="T14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37" calcext:value-type="float">
            <text:p>13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38" calcext:value-type="float">
            <text:p>138</text:p>
          </table:table-cell>
          <table:table-cell table:style-name="ce311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3">816 </text:span><text:span text:style-name="T14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39" calcext:value-type="float">
            <text:p>13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0" calcext:value-type="float">
            <text:p>140</text:p>
          </table:table-cell>
          <table:table-cell table:style-name="ce311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3">2741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1" calcext:value-type="float">
            <text:p>141</text:p>
          </table:table-cell>
          <table:table-cell table:style-name="ce311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3">2742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2" calcext:value-type="float">
            <text:p>142</text:p>
          </table:table-cell>
          <table:table-cell table:style-name="ce311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3">2743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3" calcext:value-type="float">
            <text:p>143</text:p>
          </table:table-cell>
          <table:table-cell table:style-name="ce311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3">2744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4" calcext:value-type="float">
            <text:p>144</text:p>
          </table:table-cell>
          <table:table-cell table:style-name="ce311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3">2745</text:span><text:span text:style-name="T14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5" calcext:value-type="float">
            <text:p>145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6" calcext:value-type="float">
            <text:p>146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7" calcext:value-type="float">
            <text:p>14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8" calcext:value-type="float">
            <text:p>14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49" calcext:value-type="float">
            <text:p>14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0" calcext:value-type="float">
            <text:p>150</text:p>
          </table:table-cell>
          <table:table-cell table:style-name="ce310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1" calcext:value-type="float">
            <text:p>151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2" calcext:value-type="float">
            <text:p>152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3" calcext:value-type="float">
            <text:p>153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4" calcext:value-type="float">
            <text:p>154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5" calcext:value-type="float">
            <text:p>15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6" calcext:value-type="float">
            <text:p>156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7" calcext:value-type="float">
            <text:p>157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8" calcext:value-type="float">
            <text:p>158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59" calcext:value-type="float">
            <text:p>159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0" calcext:value-type="float">
            <text:p>160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1" calcext:value-type="float">
            <text:p>161</text:p>
          </table:table-cell>
          <table:table-cell table:style-name="ce311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7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2" calcext:value-type="float">
            <text:p>162</text:p>
          </table:table-cell>
          <table:table-cell table:style-name="ce311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3">928</text:span><text:span text:style-name="T14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3" calcext:value-type="float">
            <text:p>163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4" calcext:value-type="float">
            <text:p>16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5" calcext:value-type="float">
            <text:p>165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6" calcext:value-type="float">
            <text:p>166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7" calcext:value-type="float">
            <text:p>167</text:p>
          </table:table-cell>
          <table:table-cell table:style-name="ce311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3">1235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8" calcext:value-type="float">
            <text:p>16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9" calcext:value-type="float">
            <text:p>169</text:p>
          </table:table-cell>
          <table:table-cell table:style-name="ce311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3">2342</text:span><text:span text:style-name="T14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0" calcext:value-type="float">
            <text:p>17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1" calcext:value-type="float">
            <text:p>171</text:p>
          </table:table-cell>
          <table:table-cell table:style-name="ce31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3">2323</text:span><text:span text:style-name="T14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2" calcext:value-type="float">
            <text:p>172</text:p>
          </table:table-cell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3" calcext:value-type="float">
            <text:p>173</text:p>
          </table:table-cell>
          <table:table-cell table:style-name="ce311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7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4" calcext:value-type="float">
            <text:p>174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5" calcext:value-type="float">
            <text:p>17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6" calcext:value-type="float">
            <text:p>176</text:p>
          </table:table-cell>
          <table:table-cell table:style-name="ce310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7" calcext:value-type="float">
            <text:p>177</text:p>
          </table:table-cell>
          <table:table-cell table:style-name="ce311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3">856</text:span><text:span text:style-name="T14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8" calcext:value-type="float">
            <text:p>178</text:p>
          </table:table-cell>
          <table:table-cell table:style-name="ce311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3">871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9" calcext:value-type="float">
            <text:p>179</text:p>
          </table:table-cell>
          <table:table-cell table:style-name="ce311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3">887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0" calcext:value-type="float">
            <text:p>180</text:p>
          </table:table-cell>
          <table:table-cell table:style-name="ce31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7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/>
          <table:table-cell table:style-name="ce315"/>
          <table:table-cell table:style-name="ce79"/>
          <table:table-cell table:style-name="ce97" office:value-type="string" calcext:value-type="string">
            <text:p><text:span text:style-name="T17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1" calcext:value-type="float">
            <text:p>181</text:p>
          </table:table-cell>
          <table:table-cell table:style-name="ce311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7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2" calcext:value-type="float">
            <text:p>182</text:p>
          </table:table-cell>
          <table:table-cell table:style-name="ce311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3">839</text:span><text:span text:style-name="T14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3" calcext:value-type="float">
            <text:p>183</text:p>
          </table:table-cell>
          <table:table-cell table:style-name="ce311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4" calcext:value-type="float">
            <text:p>184</text:p>
          </table:table-cell>
          <table:table-cell table:style-name="ce311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5" calcext:value-type="float">
            <text:p>18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6" calcext:value-type="float">
            <text:p>18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7" calcext:value-type="float">
            <text:p>187</text:p>
          </table:table-cell>
          <table:table-cell table:style-name="ce311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3">794</text:span><text:span text:style-name="T14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8" calcext:value-type="float">
            <text:p>188</text:p>
          </table:table-cell>
          <table:table-cell table:style-name="ce311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7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89" calcext:value-type="float">
            <text:p>189</text:p>
          </table:table-cell>
          <table:table-cell table:style-name="ce311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0" calcext:value-type="float">
            <text:p>190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1" calcext:value-type="float">
            <text:p>191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2" calcext:value-type="float">
            <text:p>192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3" calcext:value-type="float">
            <text:p>193</text:p>
          </table:table-cell>
          <table:table-cell table:style-name="ce310" office:value-type="string" calcext:value-type="string">
            <text:p>&lt;Unused Storage Yard&gt;</text:p>
          </table:table-cell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4" calcext:value-type="float">
            <text:p>194</text:p>
          </table:table-cell>
          <table:table-cell table:style-name="ce311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3">2201</text:span><text:span text:style-name="T14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5" calcext:value-type="float">
            <text:p>195</text:p>
          </table:table-cell>
          <table:table-cell table:style-name="ce311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7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6" calcext:value-type="float">
            <text:p>196</text:p>
          </table:table-cell>
          <table:table-cell table:style-name="ce311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7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7" calcext:value-type="float">
            <text:p>197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8" calcext:value-type="float">
            <text:p>198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99" calcext:value-type="float">
            <text:p>199</text:p>
          </table:table-cell>
          <table:table-cell table:style-name="ce311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7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0" calcext:value-type="float">
            <text:p>200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1" calcext:value-type="float">
            <text:p>201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2" calcext:value-type="float">
            <text:p>202</text:p>
          </table:table-cell>
          <table:table-cell table:style-name="ce311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7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3" calcext:value-type="float">
            <text:p>203</text:p>
          </table:table-cell>
          <table:table-cell table:style-name="ce311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3">979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4" calcext:value-type="float">
            <text:p>204</text:p>
          </table:table-cell>
          <table:table-cell table:style-name="ce311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3">935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5" calcext:value-type="float">
            <text:p>205</text:p>
          </table:table-cell>
          <table:table-cell table:style-name="ce311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3">902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6" calcext:value-type="float">
            <text:p>206</text:p>
          </table:table-cell>
          <table:table-cell table:style-name="ce311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3">1300</text:span><text:span text:style-name="T14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7" calcext:value-type="float">
            <text:p>20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8" calcext:value-type="float">
            <text:p>20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09" calcext:value-type="float">
            <text:p>209</text:p>
          </table:table-cell>
          <table:table-cell table:style-name="ce311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3">2406</text:span><text:span text:style-name="T14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0" calcext:value-type="float">
            <text:p>210</text:p>
          </table:table-cell>
          <table:table-cell table:style-name="ce311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1" calcext:value-type="float">
            <text:p>211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2" calcext:value-type="float">
            <text:p>212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3" calcext:value-type="float">
            <text:p>213</text:p>
          </table:table-cell>
          <table:table-cell table:style-name="ce317" office:value-type="string" calcext:value-type="string">
            <text:p>BUILDING_SUN_TEMPL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4" calcext:value-type="float">
            <text:p>21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5" calcext:value-type="float">
            <text:p>215</text:p>
          </table:table-cell>
          <table:table-cell table:style-name="ce310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6" calcext:value-type="float">
            <text:p>216</text:p>
          </table:table-cell>
          <table:table-cell table:style-name="ce311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3">926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7" calcext:value-type="float">
            <text:p>217</text:p>
          </table:table-cell>
          <table:table-cell table:style-name="ce311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3">931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8" calcext:value-type="float">
            <text:p>21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19" calcext:value-type="float">
            <text:p>21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0" calcext:value-type="float">
            <text:p>22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1" calcext:value-type="float">
            <text:p>221</text:p>
          </table:table-cell>
          <table:table-cell table:style-name="ce311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3">932 </text:span><text:span text:style-name="T14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2" calcext:value-type="float">
            <text:p>222</text:p>
          </table:table-cell>
          <table:table-cell table:style-name="ce311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3" calcext:value-type="float">
            <text:p>223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4" calcext:value-type="float">
            <text:p>224</text:p>
          </table:table-cell>
          <table:table-cell table:style-name="ce311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5" calcext:value-type="float">
            <text:p>225</text:p>
          </table:table-cell>
          <table:table-cell table:style-name="ce311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6" calcext:value-type="float">
            <text:p>226</text:p>
          </table:table-cell>
          <table:table-cell table:style-name="ce311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7" calcext:value-type="float">
            <text:p>227</text:p>
          </table:table-cell>
          <table:table-cell table:style-name="ce311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8" calcext:value-type="float">
            <text:p>228</text:p>
          </table:table-cell>
          <table:table-cell table:style-name="ce311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29" calcext:value-type="float">
            <text:p>229</text:p>
          </table:table-cell>
          <table:table-cell table:style-name="ce311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30" calcext:value-type="float">
            <text:p>230</text:p>
          </table:table-cell>
          <table:table-cell table:style-name="ce311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31" calcext:value-type="float">
            <text:p>231</text:p>
          </table:table-cell>
          <table:table-cell table:style-name="ce311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32" calcext:value-type="float">
            <text:p>232</text:p>
          </table:table-cell>
          <table:table-cell table:style-name="ce311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33" calcext:value-type="float">
            <text:p>233</text:p>
          </table:table-cell>
          <table:table-cell table:style-name="ce311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34" calcext:value-type="float">
            <text:p>234</text:p>
          </table:table-cell>
          <table:table-cell table:style-name="ce311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35" calcext:value-type="float">
            <text:p>235</text:p>
          </table:table-cell>
          <table:table-cell table:style-name="ce311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236" calcext:value-type="float">
            <text:p>236</text:p>
          </table:table-cell>
          <table:table-cell table:style-name="ce311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318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uilding data" table:style-name="ta1">
        <table:table-column table:style-name="co12" table:default-cell-style-name="Default"/>
        <table:table-column table:style-name="co20" table:default-cell-style-name="ce73"/>
        <table:table-column table:style-name="co21" table:default-cell-style-name="ce6"/>
        <table:table-column table:style-name="co6" table:default-cell-style-name="ce6"/>
        <table:table-column table:style-name="co22" table:default-cell-style-name="ce138"/>
        <table:table-column table:style-name="co23" table:default-cell-style-name="ce11"/>
        <table:table-column table:style-name="co11" table:default-cell-style-name="Default"/>
        <table:table-column table:style-name="co11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2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3]+[.C3]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4]+[.C4]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5]+[.C5]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6]+[.C6]"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7]+[.C7]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8]+[.C8]"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9]+[.C9]"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10]+[.C10]"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11]+[.C11]"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12]+[.C12]"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13]+[.C13]"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14]+[.C14]"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15]+[.C15]"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16]+[.C16]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17]+[.C17]"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18]+[.C18]"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19]+[.C19]"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20]+[.C20]"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21]+[.C21]"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22]+[.C22]"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23]+[.C23]"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24]+[.C24]"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25]+[.C25]"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26]+[.C26]"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2">
          <table:table-cell table:style-name="ce3"/>
          <table:table-cell table:formula="of:=[.B27]+[.C27]"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28]+[.C28]"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29]+[.C29]"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0]+[.C30]"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1]+[.C31]"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2]+[.C32]"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3]+[.C33]"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4]+[.C34]"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5]+[.C35]"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6]+[.C36]"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7]+[.C37]"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8]+[.C38]"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39]+[.C39]"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0]+[.C40]"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1]+[.C41]"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2]+[.C42]"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3]+[.C43]"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4]+[.C44]"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5]+[.C45]"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6]+[.C46]"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7]+[.C47]"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8]+[.C48]"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49]+[.C49]"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0]+[.C50]"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1]+[.C51]"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2]+[.C52]"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3]+[.C53]"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4]+[.C54]"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5]+[.C55]"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6]+[.C56]"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7]+[.C57]"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8]+[.C58]"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59]+[.C59]"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60]+[.C60]"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61]+[.C61]" office:value-type="float" office:value="193" calcext:value-type="float">
            <text:p>19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62]+[.C62]" office:value-type="float" office:value="194" calcext:value-type="float">
            <text:p>19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table:formula="of:=[.B63]+[.C63]" office:value-type="float" office:value="195" calcext:value-type="float">
            <text:p>19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 table:number-rows-repeated="71">
          <table:table-cell table:style-name="ce3"/>
          <table:table-cell/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 actions" table:style-name="ta1">
        <table:table-column table:style-name="co12" table:default-cell-style-name="Default"/>
        <table:table-column table:style-name="co24" table:default-cell-style-name="ce73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35" table:default-cell-style-name="ce272"/>
        <table:table-column table:style-name="co36" table:default-cell-style-name="ce272"/>
        <table:table-column table:style-name="co11" table:default-cell-style-name="Default"/>
        <table:table-column table:style-name="co11" table:number-columns-repeated="49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3"/>
          <table:table-cell/>
          <table:table-cell table:style-name="Default" table:number-columns-repeated="3"/>
          <table:table-cell table:number-columns-repeated="46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46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2"/>
          <table:table-cell/>
          <table:table-cell table:style-name="Default" table:number-columns-repeated="3"/>
          <table:table-cell table:number-columns-repeated="46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Reeds gatherer 90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6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1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1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10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4"/>
          <table:table-cell table:style-name="ce270" office:value-type="string" calcext:value-type="string">
            <text:p>Crossing as ferry</text:p>
          </table:table-cell>
          <table:table-cell table:style-name="ce270" table:number-columns-repeated="7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4"/>
          <table:table-cell table:style-name="ce270" office:value-type="string" calcext:value-type="string">
            <text:p>Waiting for ferry</text:p>
          </table:table-cell>
          <table:table-cell table:style-name="ce270" table:number-columns-repeated="7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style-name="ce269" office:value-type="string" calcext:value-type="string">
            <text:p>Recalculating</text:p>
          </table:table-cell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marshland</text:p>
          </table:table-cell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Cutting reeds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Returning with reeds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4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5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4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4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1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6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1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1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6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6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1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2"/>
          <table:table-cell table:style-name="ce269"/>
          <table:table-cell table:style-name="ce270" table:number-columns-repeated="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2"/>
          <table:table-cell table:style-name="ce14"/>
          <table:table-cell table:number-columns-repeated="49"/>
        </table:table-row>
        <table:table-row table:style-name="ro1">
          <table:table-cell/>
          <table:table-cell table:style-name="ce122"/>
          <table:table-cell table:style-name="ce271" table:number-columns-repeated="12"/>
          <table:table-cell table:number-columns-repeated="50"/>
        </table:table-row>
        <table:table-row table:style-name="ro1">
          <table:table-cell/>
          <table:table-cell table:style-name="Default" table:number-columns-repeated="13"/>
          <table:table-cell table:number-columns-repeated="5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50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ps" table:style-name="ta1">
        <table:table-column table:style-name="co12" table:default-cell-style-name="Default"/>
        <table:table-column table:style-name="co5" table:default-cell-style-name="ce373"/>
        <table:table-column table:style-name="co37" table:default-cell-style-name="ce285"/>
        <table:table-column table:style-name="co38" table:default-cell-style-name="ce285"/>
        <table:table-column table:style-name="co39" table:default-cell-style-name="ce138"/>
        <table:table-column table:style-name="co40" table:default-cell-style-name="ce400"/>
        <table:table-column table:style-name="co41" table:default-cell-style-name="ce400"/>
        <table:table-column table:style-name="co42" table:default-cell-style-name="ce400"/>
        <table:table-column table:style-name="co2" table:default-cell-style-name="ce400"/>
        <table:table-column table:style-name="co41" table:default-cell-style-name="ce400"/>
        <table:table-column table:style-name="co42" table:default-cell-style-name="ce400"/>
        <table:table-column table:style-name="co43" table:default-cell-style-name="ce400"/>
        <table:table-column table:style-name="co44" table:default-cell-style-name="ce400"/>
        <table:table-column table:style-name="co21" table:number-columns-repeated="8" table:default-cell-style-name="ce518"/>
        <table:table-column table:style-name="co11" table:default-cell-style-name="Default"/>
        <table:table-column table:style-name="co11" table:number-columns-repeated="42" table:default-cell-style-name="ce12"/>
        <table:table-column table:style-name="co11" table:number-columns-repeated="10" table:default-cell-style-name="Default"/>
        <table:table-row table:style-name="ro1">
          <table:table-cell table:style-name="ce1"/>
          <table:table-cell table:style-name="ce372"/>
          <table:table-cell table:style-name="ce120"/>
          <table:table-cell table:style-name="ce376"/>
          <table:table-cell table:style-name="ce127"/>
          <table:table-cell table:style-name="ce392" table:number-columns-repeated="8"/>
          <table:table-cell table:style-name="ce511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PR</text:p>
          </table:table-cell>
          <table:table-cell table:style-name="ce121" office:value-type="string" calcext:value-type="string">
            <text:p>SN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2"/>
          <table:table-cell table:style-name="ce5" office:value-type="string" calcext:value-type="string">
            <text:p>vr.</text:p>
          </table:table-cell>
          <table:table-cell table:style-name="ce5" office:value-type="string" calcext:value-type="string">
            <text:p>c#</text:p>
          </table:table-cell>
          <table:table-cell table:style-name="ce5" office:value-type="string" calcext:value-type="string">
            <text:p>n+2..</text:p>
          </table:table-cell>
          <table:table-cell table:style-name="ce5" office:value-type="string" calcext:value-type="string">
            <text:p>jn2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3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4" office:value-type="float" office:value="13003" calcext:value-type="float">
            <text:p>13003</text:p>
          </table:table-cell>
          <table:table-cell table:style-name="ce393"/>
          <table:table-cell table:style-name="ce512" table:number-columns-repeated="7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7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5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number-columns-repeated="2" table:style-name="ce401" office:value-type="float" office:value="-1" calcext:value-type="float">
            <text:p>-1</text:p>
          </table:table-cell>
          <table:table-cell table:style-name="ce401" office:value-type="string" calcext:value-type="string">
            <text:p>00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509" office:value-type="float" office:value="13003" calcext:value-type="float">
            <text:p>13003</text:p>
          </table:table-cell>
          <table:table-cell table:style-name="ce401"/>
          <table:table-cell table:style-name="ce513" office:value-type="string" calcext:value-type="string">
            <text:p>x</text:p>
          </table:table-cell>
          <table:table-cell table:style-name="ce513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3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401" office:value-type="string" calcext:value-type="string">
            <text:p>01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413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float" office:value="12464" calcext:value-type="float">
            <text:p>12464</text:p>
          </table:table-cell>
          <table:table-cell table:style-name="ce402"/>
          <table:table-cell table:style-name="ce514" table:number-columns-repeated="3"/>
          <table:table-cell table:style-name="ce514" office:value-type="string" calcext:value-type="string">
            <text:p>x</text:p>
          </table:table-cell>
          <table:table-cell table:style-name="ce514" table:number-columns-repeated="2"/>
          <table:table-cell table:number-columns-repeated="2" table:style-name="ce514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number-columns-repeated="2" table:style-name="ce397" office:value-type="string" calcext:value-type="string">
            <text:p>02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office:value-type="string" calcext:value-type="string">
            <text:p>x</text:p>
          </table:table-cell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7" office:value-type="string" calcext:value-type="string">
            <text:p>03</text:p>
          </table:table-cell>
          <table:table-cell table:style-name="ce397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5" office:value-type="float" office:value="13003" calcext:value-type="float">
            <text:p>13003</text:p>
          </table:table-cell>
          <table:table-cell table:style-name="ce397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number-columns-repeated="2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office:value-type="string" calcext:value-type="string">
            <text:p>x</text:p>
          </table:table-cell>
          <table:table-cell table:style-name="ce512" table:number-columns-repeated="5"/>
          <table:table-cell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number-columns-repeated="2"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4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office:value-type="string" calcext:value-type="string">
            <text:p>06</text:p>
          </table:table-cell>
          <table:table-cell table:style-name="ce401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4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3" office:value-type="string" calcext:value-type="string">
            <text:p>07</text:p>
          </table:table-cell>
          <table:table-cell table:style-name="ce415" office:value-type="string" calcext:value-type="string">
            <text:p>00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float" office:value="12464" calcext:value-type="float">
            <text:p>12464</text:p>
          </table:table-cell>
          <table:table-cell table:style-name="ce403"/>
          <table:table-cell table:style-name="ce51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374" office:value-type="float" office:value="41" calcext:value-type="float">
            <text:p>41</text:p>
          </table:table-cell>
          <table:table-cell table:style-name="ce418" office:value-type="float" office:value="44" calcext:value-type="float">
            <text:p>44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374" office:value-type="float" office:value="45" calcext:value-type="float">
            <text:p>45</text:p>
          </table:table-cell>
          <table:table-cell table:style-name="ce418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374" office:value-type="float" office:value="48" calcext:value-type="float">
            <text:p>48</text:p>
          </table:table-cell>
          <table:table-cell table:style-name="ce418" office:value-type="float" office:value="51" calcext:value-type="float">
            <text:p>51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5">
          <table:table-cell/>
          <table:table-cell table:style-name="ce423"/>
          <table:table-cell table:style-name="ce417" table:number-columns-repeated="2"/>
          <table:table-cell table:style-name="ce439"/>
          <table:table-cell table:style-name="ce447" table:number-columns-repeated="8"/>
          <table:table-cell table:style-name="ce516" table:number-columns-repeated="8"/>
          <table:table-cell table:number-columns-repeated="53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510" office:value-type="float" office:value="49709" calcext:value-type="float">
            <text:p>49709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75"/>
          <table:table-cell table:style-name="ce385" table:number-columns-repeated="2"/>
          <table:table-cell table:style-name="ce137"/>
          <table:table-cell table:style-name="ce399" table:number-columns-repeated="8"/>
          <table:table-cell table:style-name="ce517" table:number-columns-repeated="8"/>
          <table:table-cell table:number-columns-repeated="53"/>
        </table:table-row>
        <table:table-row table:style-name="ro1" table:number-rows-repeated="1048482">
          <table:table-cell table:number-columns-repeated="74"/>
        </table:table-row>
        <table:table-row table:style-name="ro1">
          <table:table-cell table:number-columns-repeated="74"/>
        </table:table-row>
        <calcext:conditional-formats>
          <calcext:conditional-format calcext:target-range-address="Maps.N1:Maps.U1 Maps.N3:Maps.U1048576">
            <calcext:condition calcext:apply-style-name="Untitled1" calcext:value="!=&quot;&quot;" calcext:base-cell-address="Maps.N1"/>
          </calcext:conditional-format>
        </calcext:conditional-formats>
      </table:table>
      <table:table table:name="Terrain" table:style-name="ta1">
        <table:table-column table:style-name="co12" table:default-cell-style-name="Default"/>
        <table:table-column table:style-name="co6" table:default-cell-style-name="ce73"/>
        <table:table-column table:style-name="co45" table:default-cell-style-name="ce138"/>
        <table:table-column table:style-name="co46" table:default-cell-style-name="ce138"/>
        <table:table-column table:style-name="co47" table:default-cell-style-name="ce138"/>
        <table:table-column table:style-name="co48" table:default-cell-style-name="ce287"/>
        <table:table-column table:style-name="co49" table:default-cell-style-name="ce287"/>
        <table:table-column table:style-name="co47" table:default-cell-style-name="ce287"/>
        <table:table-column table:style-name="co50" table:default-cell-style-name="Default"/>
        <table:table-column table:style-name="co51" table:default-cell-style-name="ce12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1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0+22+21+2</text:p>
          </table:table-cell>
          <table:table-cell table:style-name="ce114"/>
          <table:table-cell table:style-name="ce114" office:value-type="float" office:value="540016642" calcext:value-type="float">
            <text:p>540016642</text:p>
          </table:table-cell>
          <table:table-cell table:style-name="ce285" office:value-type="string" calcext:value-type="string">
            <text:p>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ff7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 style:data-style-name="N2" text:time-value="03:26:46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4-04-05T17:53:31.165000000</dc:date>
    <meta:editing-duration>P136DT11H4M5S</meta:editing-duration>
    <meta:editing-cycles>1017</meta:editing-cycles>
    <meta:generator>LibreOffice/6.4.3.2$Windows_X86_64 LibreOffice_project/747b5d0ebf89f41c860ec2a39efd7cb15b54f2d8</meta:generator>
    <meta:document-statistic meta:table-count="6" meta:cell-count="4036" meta:object-count="0"/>
  </office:meta>
</office:document-meta>
</file>